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33.74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96.69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65.85pt"/>
    </style:style>
    <style:style style:name="co8" style:family="table-column">
      <style:table-column-properties fo:break-before="auto" style:column-width="88.21pt"/>
    </style:style>
    <style:style style:name="co9" style:family="table-column">
      <style:table-column-properties fo:break-before="auto" style:column-width="73.56pt"/>
    </style:style>
    <style:style style:name="co10" style:family="table-column">
      <style:table-column-properties fo:break-before="auto" style:column-width="112.96pt"/>
    </style:style>
    <style:style style:name="co11" style:family="table-column">
      <style:table-column-properties fo:break-before="auto" style:column-width="46.54pt"/>
    </style:style>
    <style:style style:name="co12" style:family="table-column">
      <style:table-column-properties fo:break-before="auto" style:column-width="98.25pt"/>
    </style:style>
    <style:style style:name="co13" style:family="table-column">
      <style:table-column-properties fo:break-before="auto" style:column-width="92.1pt"/>
    </style:style>
    <style:style style:name="co16" style:family="table-column">
      <style:table-column-properties fo:break-before="auto" style:column-width="101.34pt"/>
    </style:style>
    <style:style style:name="co17" style:family="table-column">
      <style:table-column-properties fo:break-before="auto" style:column-width="142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Pivot_20_Table_20_Field">
      <style:table-cell-properties fo:border="0.99pt solid #000000"/>
    </style:style>
    <style:style style:name="ce1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3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4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5" style:family="table-cell" style:parent-style-name="Pivot_20_Table_20_Corner">
      <style:table-cell-properties fo:border-bottom="none" fo:border-left="none" fo:border-right="0.99pt solid #000000" fo:border-top="none"/>
    </style:style>
    <style:style style:name="ce1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18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1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22" style:family="table-cell" style:parent-style-name="Pivot_20_Table_20_Value" style:data-style-name="N0">
      <style:table-cell-properties fo:border-bottom="2.01pt solid #000000" fo:border-left="0.99pt solid #000000" fo:border-right="0.99pt solid #000000" fo:border-top="none"/>
    </style:style>
    <style:style style:name="ce23" style:family="table-cell" style:parent-style-name="Pivot_20_Table_20_Category" style:data-style-name="N0">
      <style:table-cell-properties fo:border-bottom="0.99pt solid #000000" fo:border-left="none" fo:border-right="none" fo:border-top="0.99pt solid #000000"/>
    </style:style>
    <style:style style:name="ce24" style:family="table-cell" style:parent-style-name="Pivot_20_Table_20_Category" style:data-style-name="N0"/>
    <style:style style:name="ce2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6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27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8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29" style:family="table-cell" style:parent-style-name="Pivot_20_Table_20_Title" style:data-style-name="N0">
      <style:table-cell-properties fo:border-bottom="none" fo:border-left="0.99pt solid #000000" fo:border-right="2.01pt solid #000000" fo:border-top="none"/>
    </style:style>
    <style:style style:name="ce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0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31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2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3" style:family="table-cell" style:parent-style-name="Pivot_20_Table_20_Result" style:data-style-name="N0">
      <style:table-cell-properties fo:border-bottom="2.01pt solid #000000" fo:border-left="0.99pt solid #000000" fo:border-right="2.01pt solid #000000" fo:border-top="none"/>
    </style:style>
    <style:style style:name="ce4" style:family="table-cell" style:parent-style-name="Pivot_20_Table_20_Corner">
      <style:table-cell-properties fo:border-bottom="none" fo:border-left="2.01pt solid #000000" fo:border-right="none" fo:border-top="none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9" style:family="table-cell" style:parent-style-name="Pivot_20_Table_20_Corner">
      <style:table-cell-properties fo:border-bottom="none" fo:border-left="none" fo:border-right="none" fo:border-top="2.01pt solid #000000"/>
    </style:style>
    <style:style style:name="ce1" style:family="table-cell" style:parent-style-name="Default" style:data-style-name="N100"/>
    <style:style style:name="ce65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66" style:family="table-cell" style:parent-style-name="Pivot_20_Table_20_Corner">
      <style:table-cell-properties fo:border-bottom="none" fo:border-left="2.01pt solid #000000" fo:border-right="none" fo:border-top="none"/>
    </style:style>
    <style:style style:name="ce6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0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1" style:family="table-cell" style:parent-style-name="Pivot_20_Table_20_Corner">
      <style:table-cell-properties fo:border-bottom="none" fo:border-left="none" fo:border-right="none" fo:border-top="2.01pt solid #000000"/>
    </style:style>
    <style:style style:name="ce72" style:family="table-cell" style:parent-style-name="Pivot_20_Table_20_Field">
      <style:table-cell-properties fo:border="0.99pt solid #000000"/>
    </style:style>
    <style:style style:name="ce73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7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75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76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77" style:family="table-cell" style:parent-style-name="Pivot_20_Table_20_Corner">
      <style:table-cell-properties fo:border-bottom="none" fo:border-left="none" fo:border-right="0.99pt solid #000000" fo:border-top="none"/>
    </style:style>
    <style:style style:name="ce7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9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80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8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2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83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84" style:family="table-cell" style:parent-style-name="Pivot_20_Table_20_Value" style:data-style-name="N0">
      <style:table-cell-properties fo:border-bottom="2.01pt solid #000000" fo:border-left="0.99pt solid #000000" fo:border-right="0.99pt solid #000000" fo:border-top="none"/>
    </style:style>
    <style:style style:name="ce85" style:family="table-cell" style:parent-style-name="Pivot_20_Table_20_Category" style:data-style-name="N0">
      <style:table-cell-properties fo:border-bottom="0.99pt solid #000000" fo:border-left="none" fo:border-right="none" fo:border-top="0.99pt solid #000000"/>
    </style:style>
    <style:style style:name="ce86" style:family="table-cell" style:parent-style-name="Pivot_20_Table_20_Category" style:data-style-name="N0"/>
    <style:style style:name="ce8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88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89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90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91" style:family="table-cell" style:parent-style-name="Pivot_20_Table_20_Title" style:data-style-name="N0">
      <style:table-cell-properties fo:border-bottom="none" fo:border-left="0.99pt solid #000000" fo:border-right="2.01pt solid #000000" fo:border-top="none"/>
    </style:style>
    <style:style style:name="ce92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93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94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95" style:family="table-cell" style:parent-style-name="Pivot_20_Table_20_Result" style:data-style-name="N0">
      <style:table-cell-properties fo:border-bottom="2.01pt solid #000000" fo:border-left="0.99pt solid #000000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exp_result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6" table:default-cell-style-name="Default"/>
        <table:table-column table:style-name="co17" table:default-cell-style-name="ce1"/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umber_of_neurons</text:p>
          </table:table-cell>
          <table:table-cell office:value-type="string" calcext:value-type="string">
            <text:p>model_threshold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orig_a_mean_freq</text:p>
          </table:table-cell>
          <table:table-cell office:value-type="string" calcext:value-type="string">
            <text:p>orig_b_mean_freq</text:p>
          </table:table-cell>
          <table:table-cell office:value-type="string" calcext:value-type="string">
            <text:p>orig_difference</text:p>
          </table:table-cell>
          <table:table-cell office:value-type="string" calcext:value-type="string">
            <text:p>orig_distance</text:p>
          </table:table-cell>
          <table:table-cell office:value-type="string" calcext:value-type="string">
            <text:p>set_size</text:p>
          </table:table-cell>
          <table:table-cell office:value-type="string" calcext:value-type="string">
            <text:p>release_duration</text:p>
          </table:table-cell>
          <table:table-cell office:value-type="string" calcext:value-type="string">
            <text:p>number_of_vesicles</text:p>
          </table:table-cell>
          <table:table-cell office:value-type="string" calcext:value-type="string">
            <text:p>release_probability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iff</text:p>
          </table:table-cell>
          <table:table-cell table:style-name="Default" office:value-type="string" calcext:value-type="string">
            <text:p>run_tim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6666666666667" calcext:value-type="float">
            <text:p>14.6666666666667</text:p>
          </table:table-cell>
          <table:table-cell office:value-type="string" calcext:value-type="string">
            <text:p>(3, 5)</text:p>
          </table:table-cell>
          <table:table-cell office:value-type="float" office:value="0.0000302092900704582" calcext:value-type="float">
            <text:p>3.02092900704582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96" calcext:value-type="float">
            <text:p>0.96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0:01:4.6088726520538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6" calcext:value-type="float">
            <text:p>14.6</text:p>
          </table:table-cell>
          <table:table-cell office:value-type="string" calcext:value-type="string">
            <text:p>(3, 5)</text:p>
          </table:table-cell>
          <table:table-cell office:value-type="float" office:value="0.000062225362700447" calcext:value-type="float">
            <text:p>6.2225362700447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346666666666667" calcext:value-type="float">
            <text:p>0.346666666666667</text:p>
          </table:table-cell>
          <table:table-cell office:value-type="string" calcext:value-type="string">
            <text:p>00:00:48.874793291091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8666666666667" calcext:value-type="float">
            <text:p>14.8666666666667</text:p>
          </table:table-cell>
          <table:table-cell office:value-type="string" calcext:value-type="string">
            <text:p>(3, 5)</text:p>
          </table:table-cell>
          <table:table-cell office:value-type="float" office:value="0.0000885077156101657" calcext:value-type="float">
            <text:p>8.85077156101657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0.88" calcext:value-type="float">
            <text:p>0.88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0:01:57.9640731811523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6" calcext:value-type="float">
            <text:p>14.6</text:p>
          </table:table-cell>
          <table:table-cell office:value-type="string" calcext:value-type="string">
            <text:p>(3, 5)</text:p>
          </table:table-cell>
          <table:table-cell office:value-type="float" office:value="0.0000569279152763401" calcext:value-type="float">
            <text:p>5.69279152763401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666667</text:p>
          </table:table-cell>
          <table:table-cell office:value-type="float" office:value="0.86" calcext:value-type="float">
            <text:p>0.86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2:18.0688817501068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4666666666667" calcext:value-type="float">
            <text:p>16.4666666666667</text:p>
          </table:table-cell>
          <table:table-cell office:value-type="string" calcext:value-type="string">
            <text:p>(3, 5)</text:p>
          </table:table-cell>
          <table:table-cell office:value-type="float" office:value="0.000060914091748708" calcext:value-type="float">
            <text:p>6.0914091748708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46666666666667" calcext:value-type="float">
            <text:p>0.446666666666667</text:p>
          </table:table-cell>
          <table:table-cell office:value-type="float" office:value="0.68" calcext:value-type="float">
            <text:p>0.68</text:p>
          </table:table-cell>
          <table:table-cell office:value-type="float" office:value="0.233333333333333" calcext:value-type="float">
            <text:p>0.233333333333333</text:p>
          </table:table-cell>
          <table:table-cell office:value-type="string" calcext:value-type="string">
            <text:p>00:02:4.90640354156494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8666666666667" calcext:value-type="float">
            <text:p>13.8666666666667</text:p>
          </table:table-cell>
          <table:table-cell office:value-type="string" calcext:value-type="string">
            <text:p>(3, 5)</text:p>
          </table:table-cell>
          <table:table-cell office:value-type="float" office:value="0.0000365706312534903" calcext:value-type="float">
            <text:p>3.65706312534903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93333333333333" calcext:value-type="float">
            <text:p>0.393333333333333</text:p>
          </table:table-cell>
          <table:table-cell office:value-type="float" office:value="0.52" calcext:value-type="float">
            <text:p>0.52</text:p>
          </table:table-cell>
          <table:table-cell office:value-type="float" office:value="0.126666666666667" calcext:value-type="float">
            <text:p>0.126666666666667</text:p>
          </table:table-cell>
          <table:table-cell office:value-type="string" calcext:value-type="string">
            <text:p>00:02:18.7683603763580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3333333333333" calcext:value-type="float">
            <text:p>14.3333333333333</text:p>
          </table:table-cell>
          <table:table-cell office:value-type="string" calcext:value-type="string">
            <text:p>(3, 5)</text:p>
          </table:table-cell>
          <table:table-cell office:value-type="float" office:value="0.0000807912319286709" calcext:value-type="float">
            <text:p>8.07912319286709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253333333333333" calcext:value-type="float">
            <text:p>0.253333333333333</text:p>
          </table:table-cell>
          <table:table-cell office:value-type="string" calcext:value-type="string">
            <text:p>00:02:17.377969026565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7333333333333" calcext:value-type="float">
            <text:p>14.7333333333333</text:p>
          </table:table-cell>
          <table:table-cell office:value-type="string" calcext:value-type="string">
            <text:p>(3, 5)</text:p>
          </table:table-cell>
          <table:table-cell office:value-type="float" office:value="0.0000476362205084028" calcext:value-type="float">
            <text:p>4.76362205084028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0:01:47.865645647048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7333333333333" calcext:value-type="float">
            <text:p>13.7333333333333</text:p>
          </table:table-cell>
          <table:table-cell office:value-type="string" calcext:value-type="string">
            <text:p>(3, 5)</text:p>
          </table:table-cell>
          <table:table-cell office:value-type="float" office:value="0.0000402585986341129" calcext:value-type="float">
            <text:p>4.02585986341129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13333333333333" calcext:value-type="float">
            <text:p>0.413333333333333</text:p>
          </table:table-cell>
          <table:table-cell office:value-type="float" office:value="0.84" calcext:value-type="float">
            <text:p>0.84</text:p>
          </table:table-cell>
          <table:table-cell office:value-type="float" office:value="0.426666666666667" calcext:value-type="float">
            <text:p>0.426666666666667</text:p>
          </table:table-cell>
          <table:table-cell office:value-type="string" calcext:value-type="string">
            <text:p>00:02:13.0973155498504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4666666666667" calcext:value-type="float">
            <text:p>15.4666666666667</text:p>
          </table:table-cell>
          <table:table-cell office:value-type="string" calcext:value-type="string">
            <text:p>(3, 5)</text:p>
          </table:table-cell>
          <table:table-cell office:value-type="float" office:value="0.0000827699200734775" calcext:value-type="float">
            <text:p>8.27699200734775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42.7751419544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2" calcext:value-type="float">
            <text:p>15.2</text:p>
          </table:table-cell>
          <table:table-cell office:value-type="string" calcext:value-type="string">
            <text:p>(3, 5)</text:p>
          </table:table-cell>
          <table:table-cell office:value-type="float" office:value="0.000071937197940895" calcext:value-type="float">
            <text:p>7.1937197940895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446666666666667" calcext:value-type="float">
            <text:p>0.446666666666667</text:p>
          </table:table-cell>
          <table:table-cell office:value-type="string" calcext:value-type="string">
            <text:p>00:01:6.95765209197998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8" calcext:value-type="float">
            <text:p>14.8</text:p>
          </table:table-cell>
          <table:table-cell office:value-type="string" calcext:value-type="string">
            <text:p>(3, 5)</text:p>
          </table:table-cell>
          <table:table-cell office:value-type="float" office:value="0.0000663179921259342" calcext:value-type="float">
            <text:p>6.63179921259342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353333333333333" calcext:value-type="float">
            <text:p>0.353333333333333</text:p>
          </table:table-cell>
          <table:table-cell office:value-type="string" calcext:value-type="string">
            <text:p>00:00:56.3052172660827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4666666666667" calcext:value-type="float">
            <text:p>15.4666666666667</text:p>
          </table:table-cell>
          <table:table-cell office:value-type="string" calcext:value-type="string">
            <text:p>(3, 5)</text:p>
          </table:table-cell>
          <table:table-cell office:value-type="float" office:value="0.0000665070402096078" calcext:value-type="float">
            <text:p>6.65070402096078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666667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626666666666667" calcext:value-type="float">
            <text:p>0.626666666666667</text:p>
          </table:table-cell>
          <table:table-cell office:value-type="string" calcext:value-type="string">
            <text:p>00:01:26.6898815631866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6" calcext:value-type="float">
            <text:p>15.6</text:p>
          </table:table-cell>
          <table:table-cell office:value-type="string" calcext:value-type="string">
            <text:p>(3, 5)</text:p>
          </table:table-cell>
          <table:table-cell office:value-type="float" office:value="0.000049622639894161" calcext:value-type="float">
            <text:p>4.9622639894161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73333333333333" calcext:value-type="float">
            <text:p>0.873333333333333</text:p>
          </table:table-cell>
          <table:table-cell office:value-type="float" office:value="0.206666666666667" calcext:value-type="float">
            <text:p>0.206666666666667</text:p>
          </table:table-cell>
          <table:table-cell office:value-type="string" calcext:value-type="string">
            <text:p>00:01:10.111413240432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9333333333333" calcext:value-type="float">
            <text:p>14.9333333333333</text:p>
          </table:table-cell>
          <table:table-cell office:value-type="string" calcext:value-type="string">
            <text:p>(3, 5)</text:p>
          </table:table-cell>
          <table:table-cell office:value-type="float" office:value="0.0000745429089323144" calcext:value-type="float">
            <text:p>7.45429089323144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13333333333333" calcext:value-type="float">
            <text:p>0.413333333333333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0:02:17.1137475967407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6666666666667" calcext:value-type="float">
            <text:p>14.6666666666667</text:p>
          </table:table-cell>
          <table:table-cell office:value-type="string" calcext:value-type="string">
            <text:p>(3, 5)</text:p>
          </table:table-cell>
          <table:table-cell office:value-type="float" office:value="0.0000799720741482109" calcext:value-type="float">
            <text:p>7.99720741482109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26666666666667" calcext:value-type="float">
            <text:p>0.226666666666667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506666666666667" calcext:value-type="float">
            <text:p>0.506666666666667</text:p>
          </table:table-cell>
          <table:table-cell office:value-type="string" calcext:value-type="string">
            <text:p>00:02:9.6408123970031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2666666666667" calcext:value-type="float">
            <text:p>15.2666666666667</text:p>
          </table:table-cell>
          <table:table-cell office:value-type="string" calcext:value-type="string">
            <text:p>(3, 5)</text:p>
          </table:table-cell>
          <table:table-cell office:value-type="float" office:value="0.0000499151459601669" calcext:value-type="float">
            <text:p>4.99151459601669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406666666666667" calcext:value-type="float">
            <text:p>0.406666666666667</text:p>
          </table:table-cell>
          <table:table-cell office:value-type="string" calcext:value-type="string">
            <text:p>00:02:3.4308845996856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2" calcext:value-type="float">
            <text:p>16.2</text:p>
          </table:table-cell>
          <table:table-cell office:value-type="string" calcext:value-type="string">
            <text:p>(3, 5)</text:p>
          </table:table-cell>
          <table:table-cell office:value-type="float" office:value="0.000081035043965818" calcext:value-type="float">
            <text:p>8.1035043965818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0.94" calcext:value-type="float">
            <text:p>0.94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0:00:55.664795398712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2" calcext:value-type="float">
            <text:p>14.2</text:p>
          </table:table-cell>
          <table:table-cell office:value-type="string" calcext:value-type="string">
            <text:p>(3, 5)</text:p>
          </table:table-cell>
          <table:table-cell office:value-type="float" office:value="0.0000800919130055139" calcext:value-type="float">
            <text:p>8.00919130055139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286666666666667" calcext:value-type="float">
            <text:p>0.286666666666667</text:p>
          </table:table-cell>
          <table:table-cell office:value-type="string" calcext:value-type="string">
            <text:p>00:00:58.6720728874206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3333333333333" calcext:value-type="float">
            <text:p>14.3333333333333</text:p>
          </table:table-cell>
          <table:table-cell office:value-type="string" calcext:value-type="string">
            <text:p>(3, 5)</text:p>
          </table:table-cell>
          <table:table-cell office:value-type="float" office:value="0.0000684485986006189" calcext:value-type="float">
            <text:p>6.84485986006189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0.72" calcext:value-type="float">
            <text:p>0.7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0:01:53.2850120067596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9333333333333" calcext:value-type="float">
            <text:p>14.9333333333333</text:p>
          </table:table-cell>
          <table:table-cell office:value-type="string" calcext:value-type="string">
            <text:p>(3, 5)</text:p>
          </table:table-cell>
          <table:table-cell office:value-type="float" office:value="0.0000824562974271968" calcext:value-type="float">
            <text:p>8.24562974271968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386666666666667" calcext:value-type="float">
            <text:p>0.386666666666667</text:p>
          </table:table-cell>
          <table:table-cell office:value-type="string" calcext:value-type="string">
            <text:p>00:01:42.2266595363616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6" calcext:value-type="float">
            <text:p>15.6</text:p>
          </table:table-cell>
          <table:table-cell office:value-type="string" calcext:value-type="string">
            <text:p>(3, 5)</text:p>
          </table:table-cell>
          <table:table-cell office:value-type="float" office:value="0.0000227239467526984" calcext:value-type="float">
            <text:p>2.27239467526984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846666666666667" calcext:value-type="float">
            <text:p>0.846666666666667</text:p>
          </table:table-cell>
          <table:table-cell office:value-type="string" calcext:value-type="string">
            <text:p>00:01:55.7627499103546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6666666666667" calcext:value-type="float">
            <text:p>15.6666666666667</text:p>
          </table:table-cell>
          <table:table-cell office:value-type="string" calcext:value-type="string">
            <text:p>(3, 5)</text:p>
          </table:table-cell>
          <table:table-cell office:value-type="float" office:value="0.0000776683267361106" calcext:value-type="float">
            <text:p>7.76683267361106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13333333333333" calcext:value-type="float">
            <text:p>0.613333333333333</text:p>
          </table:table-cell>
          <table:table-cell office:value-type="float" office:value="0.98" calcext:value-type="float">
            <text:p>0.98</text:p>
          </table:table-cell>
          <table:table-cell office:value-type="float" office:value="0.366666666666667" calcext:value-type="float">
            <text:p>0.366666666666667</text:p>
          </table:table-cell>
          <table:table-cell office:value-type="string" calcext:value-type="string">
            <text:p>00:00:57.554862499237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4666666666667" calcext:value-type="float">
            <text:p>15.4666666666667</text:p>
          </table:table-cell>
          <table:table-cell office:value-type="string" calcext:value-type="string">
            <text:p>(3, 5)</text:p>
          </table:table-cell>
          <table:table-cell office:value-type="float" office:value="0.0000670361546532941" calcext:value-type="float">
            <text:p>6.70361546532941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2" calcext:value-type="float">
            <text:p>0.72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00:01:43.7457609176635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2" calcext:value-type="float">
            <text:p>15.2</text:p>
          </table:table-cell>
          <table:table-cell office:value-type="string" calcext:value-type="string">
            <text:p>(3, 5)</text:p>
          </table:table-cell>
          <table:table-cell office:value-type="float" office:value="0.0000811237090644263" calcext:value-type="float">
            <text:p>8.11237090644263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06666666666667" calcext:value-type="float">
            <text:p>0.306666666666667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326666666666667" calcext:value-type="float">
            <text:p>0.326666666666667</text:p>
          </table:table-cell>
          <table:table-cell office:value-type="string" calcext:value-type="string">
            <text:p>00:02:8.9235877990722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2666666666667" calcext:value-type="float">
            <text:p>16.2666666666667</text:p>
          </table:table-cell>
          <table:table-cell office:value-type="string" calcext:value-type="string">
            <text:p>(3, 5)</text:p>
          </table:table-cell>
          <table:table-cell office:value-type="float" office:value="0.0000860890113147521" calcext:value-type="float">
            <text:p>8.60890113147521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326666666666667" calcext:value-type="float">
            <text:p>0.326666666666667</text:p>
          </table:table-cell>
          <table:table-cell office:value-type="string" calcext:value-type="string">
            <text:p>00:01:15.0188271999359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7.0666666666667" calcext:value-type="float">
            <text:p>17.0666666666667</text:p>
          </table:table-cell>
          <table:table-cell office:value-type="string" calcext:value-type="string">
            <text:p>(3, 5)</text:p>
          </table:table-cell>
          <table:table-cell office:value-type="float" office:value="0.0000971805372683525" calcext:value-type="float">
            <text:p>9.71805372683525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0:41.131605863571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1333333333333" calcext:value-type="float">
            <text:p>15.1333333333333</text:p>
          </table:table-cell>
          <table:table-cell office:value-type="string" calcext:value-type="string">
            <text:p>(3, 5)</text:p>
          </table:table-cell>
          <table:table-cell office:value-type="float" office:value="0.0000974667063566227" calcext:value-type="float">
            <text:p>9.74667063566227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0.926666666666666" calcext:value-type="float">
            <text:p>0.926666666666666</text:p>
          </table:table-cell>
          <table:table-cell office:value-type="float" office:value="0.346666666666667" calcext:value-type="float">
            <text:p>0.346666666666667</text:p>
          </table:table-cell>
          <table:table-cell office:value-type="string" calcext:value-type="string">
            <text:p>00:01:57.419979810714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(3, 5)</text:p>
          </table:table-cell>
          <table:table-cell office:value-type="float" office:value="0.0000484810731953712" calcext:value-type="float">
            <text:p>4.84810731953712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13333333333333" calcext:value-type="float">
            <text:p>0.213333333333333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573333333333333" calcext:value-type="float">
            <text:p>0.573333333333333</text:p>
          </table:table-cell>
          <table:table-cell office:value-type="string" calcext:value-type="string">
            <text:p>00:02:6.3084268569946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4666666666667" calcext:value-type="float">
            <text:p>15.4666666666667</text:p>
          </table:table-cell>
          <table:table-cell office:value-type="string" calcext:value-type="string">
            <text:p>(3, 5)</text:p>
          </table:table-cell>
          <table:table-cell office:value-type="float" office:value="0.000062228929030116" calcext:value-type="float">
            <text:p>6.2228929030116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73333333333333" calcext:value-type="float">
            <text:p>0.573333333333333</text:p>
          </table:table-cell>
          <table:table-cell office:value-type="float" office:value="0.96" calcext:value-type="float">
            <text:p>0.96</text:p>
          </table:table-cell>
          <table:table-cell office:value-type="float" office:value="0.386666666666667" calcext:value-type="float">
            <text:p>0.386666666666667</text:p>
          </table:table-cell>
          <table:table-cell office:value-type="string" calcext:value-type="string">
            <text:p>00:01:34.309403657913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6" calcext:value-type="float">
            <text:p>16.6</text:p>
          </table:table-cell>
          <table:table-cell office:value-type="string" calcext:value-type="string">
            <text:p>(1, 3)</text:p>
          </table:table-cell>
          <table:table-cell office:value-type="float" office:value="0.0000476024188574135" calcext:value-type="float">
            <text:p>4.76024188574135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0:02:24.2107400894165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9333333333333" calcext:value-type="float">
            <text:p>14.9333333333333</text:p>
          </table:table-cell>
          <table:table-cell office:value-type="string" calcext:value-type="string">
            <text:p>(1, 3)</text:p>
          </table:table-cell>
          <table:table-cell office:value-type="float" office:value="0.0000400182614697755" calcext:value-type="float">
            <text:p>4.00182614697755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93333333333333" calcext:value-type="float">
            <text:p>0.593333333333333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193333333333333" calcext:value-type="float">
            <text:p>0.193333333333333</text:p>
          </table:table-cell>
          <table:table-cell office:value-type="string" calcext:value-type="string">
            <text:p>00:01:37.464003324508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3333333333333" calcext:value-type="float">
            <text:p>16.3333333333333</text:p>
          </table:table-cell>
          <table:table-cell office:value-type="string" calcext:value-type="string">
            <text:p>(1, 3)</text:p>
          </table:table-cell>
          <table:table-cell office:value-type="float" office:value="0.0000392879554715426" calcext:value-type="float">
            <text:p>3.92879554715426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53333333333333" calcext:value-type="float">
            <text:p>0.653333333333333</text:p>
          </table:table-cell>
          <table:table-cell office:value-type="float" office:value="0.773333333333333" calcext:value-type="float">
            <text:p>0.773333333333333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0:01:30.21591043472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4666666666667" calcext:value-type="float">
            <text:p>14.4666666666667</text:p>
          </table:table-cell>
          <table:table-cell office:value-type="string" calcext:value-type="string">
            <text:p>(1, 3)</text:p>
          </table:table-cell>
          <table:table-cell office:value-type="float" office:value="0.0000165067848286647" calcext:value-type="float">
            <text:p>1.65067848286647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413333333333333" calcext:value-type="float">
            <text:p>0.413333333333333</text:p>
          </table:table-cell>
          <table:table-cell office:value-type="string" calcext:value-type="string">
            <text:p>00:02:2.6148099899291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string" calcext:value-type="string">
            <text:p>(1, 3)</text:p>
          </table:table-cell>
          <table:table-cell office:value-type="float" office:value="0.0000346183301779599" calcext:value-type="float">
            <text:p>3.46183301779599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306666666666667" calcext:value-type="float">
            <text:p>0.306666666666667</text:p>
          </table:table-cell>
          <table:table-cell office:value-type="string" calcext:value-type="string">
            <text:p>00:02:9.3500664234161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string" calcext:value-type="string">
            <text:p>(1, 3)</text:p>
          </table:table-cell>
          <table:table-cell office:value-type="float" office:value="0.000045921628525415" calcext:value-type="float">
            <text:p>4.5921628525415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313333333333333" calcext:value-type="float">
            <text:p>0.313333333333333</text:p>
          </table:table-cell>
          <table:table-cell office:value-type="string" calcext:value-type="string">
            <text:p>00:02:15.3621380329132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2666666666667" calcext:value-type="float">
            <text:p>15.2666666666667</text:p>
          </table:table-cell>
          <table:table-cell office:value-type="string" calcext:value-type="string">
            <text:p>(1, 3)</text:p>
          </table:table-cell>
          <table:table-cell office:value-type="float" office:value="0.0000353315557085069" calcext:value-type="float">
            <text:p>3.53315557085069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153333333333333" calcext:value-type="float">
            <text:p>0.153333333333333</text:p>
          </table:table-cell>
          <table:table-cell office:value-type="string" calcext:value-type="string">
            <text:p>00:01:23.5345177650451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2" calcext:value-type="float">
            <text:p>14.2</text:p>
          </table:table-cell>
          <table:table-cell office:value-type="string" calcext:value-type="string">
            <text:p>(1, 3)</text:p>
          </table:table-cell>
          <table:table-cell office:value-type="float" office:value="0.0000138901508042511" calcext:value-type="float">
            <text:p>1.38901508042511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53333333333333" calcext:value-type="float">
            <text:p>0.553333333333333</text:p>
          </table:table-cell>
          <table:table-cell office:value-type="float" office:value="0.673333333333333" calcext:value-type="float">
            <text:p>0.673333333333333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0:01:51.520357370376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1333333333333" calcext:value-type="float">
            <text:p>14.1333333333333</text:p>
          </table:table-cell>
          <table:table-cell office:value-type="string" calcext:value-type="string">
            <text:p>(1, 3)</text:p>
          </table:table-cell>
          <table:table-cell office:value-type="float" office:value="0.000030108741906154" calcext:value-type="float">
            <text:p>3.0108741906154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313333333333333" calcext:value-type="float">
            <text:p>0.313333333333333</text:p>
          </table:table-cell>
          <table:table-cell office:value-type="string" calcext:value-type="string">
            <text:p>00:01:37.826941490173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8666666666667" calcext:value-type="float">
            <text:p>14.8666666666667</text:p>
          </table:table-cell>
          <table:table-cell office:value-type="string" calcext:value-type="string">
            <text:p>(1, 3)</text:p>
          </table:table-cell>
          <table:table-cell office:value-type="float" office:value="0.0000205621240539587" calcext:value-type="float">
            <text:p>2.05621240539587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0:02:18.0409581661224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4" calcext:value-type="float">
            <text:p>15.4</text:p>
          </table:table-cell>
          <table:table-cell office:value-type="string" calcext:value-type="string">
            <text:p>(1, 3)</text:p>
          </table:table-cell>
          <table:table-cell office:value-type="float" office:value="0.0000305266225631582" calcext:value-type="float">
            <text:p>3.05266225631582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46666666666667" calcext:value-type="float">
            <text:p>0.446666666666667</text:p>
          </table:table-cell>
          <table:table-cell office:value-type="float" office:value="0.58" calcext:value-type="float">
            <text:p>0.58</text:p>
          </table:table-cell>
          <table:table-cell office:value-type="float" office:value="0.133333333333333" calcext:value-type="float">
            <text:p>0.133333333333333</text:p>
          </table:table-cell>
          <table:table-cell office:value-type="string" calcext:value-type="string">
            <text:p>00:02:0.3819391727447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8666666666667" calcext:value-type="float">
            <text:p>14.8666666666667</text:p>
          </table:table-cell>
          <table:table-cell office:value-type="string" calcext:value-type="string">
            <text:p>(1, 3)</text:p>
          </table:table-cell>
          <table:table-cell office:value-type="float" office:value="0.0000352831729073227" calcext:value-type="float">
            <text:p>3.52831729073227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73333333333333" calcext:value-type="float">
            <text:p>0.573333333333333</text:p>
          </table:table-cell>
          <table:table-cell office:value-type="float" office:value="0.686666666666667" calcext:value-type="float">
            <text:p>0.686666666666667</text:p>
          </table:table-cell>
          <table:table-cell office:value-type="float" office:value="0.113333333333333" calcext:value-type="float">
            <text:p>0.113333333333333</text:p>
          </table:table-cell>
          <table:table-cell office:value-type="string" calcext:value-type="string">
            <text:p>00:01:56.0675303936004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2" calcext:value-type="float">
            <text:p>15.2</text:p>
          </table:table-cell>
          <table:table-cell office:value-type="string" calcext:value-type="string">
            <text:p>(1, 3)</text:p>
          </table:table-cell>
          <table:table-cell office:value-type="float" office:value="0.0000245742097924089" calcext:value-type="float">
            <text:p>2.45742097924089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93333333333333" calcext:value-type="float">
            <text:p>0.593333333333333</text:p>
          </table:table-cell>
          <table:table-cell office:value-type="float" office:value="0.64" calcext:value-type="float">
            <text:p>0.64</text:p>
          </table:table-cell>
          <table:table-cell office:value-type="float" office:value="0.0466666666666666" calcext:value-type="float">
            <text:p>0.046666666666667</text:p>
          </table:table-cell>
          <table:table-cell office:value-type="string" calcext:value-type="string">
            <text:p>00:01:52.911165237426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4666666666667" calcext:value-type="float">
            <text:p>14.4666666666667</text:p>
          </table:table-cell>
          <table:table-cell office:value-type="string" calcext:value-type="string">
            <text:p>(1, 3)</text:p>
          </table:table-cell>
          <table:table-cell office:value-type="float" office:value="0.0000194237514653084" calcext:value-type="float">
            <text:p>1.94237514653084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0:02:2.7533125877380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8666666666667" calcext:value-type="float">
            <text:p>16.8666666666667</text:p>
          </table:table-cell>
          <table:table-cell office:value-type="string" calcext:value-type="string">
            <text:p>(1, 3)</text:p>
          </table:table-cell>
          <table:table-cell office:value-type="float" office:value="0.0000245338769457752" calcext:value-type="float">
            <text:p>2.45338769457752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72" calcext:value-type="float">
            <text:p>0.72</text:p>
          </table:table-cell>
          <table:table-cell office:value-type="float" office:value="0.206666666666667" calcext:value-type="float">
            <text:p>0.206666666666667</text:p>
          </table:table-cell>
          <table:table-cell office:value-type="string" calcext:value-type="string">
            <text:p>00:01:46.3072102069854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7.6" calcext:value-type="float">
            <text:p>17.6</text:p>
          </table:table-cell>
          <table:table-cell office:value-type="string" calcext:value-type="string">
            <text:p>(1, 3)</text:p>
          </table:table-cell>
          <table:table-cell office:value-type="float" office:value="0.0000300443515024816" calcext:value-type="float">
            <text:p>3.00443515024816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4" calcext:value-type="float">
            <text:p>0.84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0:01:55.7462010383605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5333333333333" calcext:value-type="float">
            <text:p>14.5333333333333</text:p>
          </table:table-cell>
          <table:table-cell office:value-type="string" calcext:value-type="string">
            <text:p>(1, 3)</text:p>
          </table:table-cell>
          <table:table-cell office:value-type="float" office:value="0.0000157148657468887" calcext:value-type="float">
            <text:p>1.57148657468887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2" calcext:value-type="float">
            <text:p>0.72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00:01:11.5918383598327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1333333333333" calcext:value-type="float">
            <text:p>15.1333333333333</text:p>
          </table:table-cell>
          <table:table-cell office:value-type="string" calcext:value-type="string">
            <text:p>(1, 3)</text:p>
          </table:table-cell>
          <table:table-cell office:value-type="float" office:value="0.0000203879621860604" calcext:value-type="float">
            <text:p>2.03879621860604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06666666666667" calcext:value-type="float">
            <text:p>0.606666666666667</text:p>
          </table:table-cell>
          <table:table-cell office:value-type="float" office:value="0.713333333333333" calcext:value-type="float">
            <text:p>0.713333333333333</text:p>
          </table:table-cell>
          <table:table-cell office:value-type="float" office:value="0.106666666666667" calcext:value-type="float">
            <text:p>0.106666666666667</text:p>
          </table:table-cell>
          <table:table-cell office:value-type="string" calcext:value-type="string">
            <text:p>00:01:27.753924608230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9333333333333" calcext:value-type="float">
            <text:p>14.9333333333333</text:p>
          </table:table-cell>
          <table:table-cell office:value-type="string" calcext:value-type="string">
            <text:p>(1, 3)</text:p>
          </table:table-cell>
          <table:table-cell office:value-type="float" office:value="0.0000259421943636897" calcext:value-type="float">
            <text:p>2.59421943636897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58" calcext:value-type="float">
            <text:p>0.5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0:01:46.9649515151977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4666666666667" calcext:value-type="float">
            <text:p>16.4666666666667</text:p>
          </table:table-cell>
          <table:table-cell office:value-type="string" calcext:value-type="string">
            <text:p>(1, 3)</text:p>
          </table:table-cell>
          <table:table-cell office:value-type="float" office:value="0.0000315117924511308" calcext:value-type="float">
            <text:p>3.15117924511308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93333333333333" calcext:value-type="float">
            <text:p>0.393333333333333</text:p>
          </table:table-cell>
          <table:table-cell office:value-type="float" office:value="0.673333333333333" calcext:value-type="float">
            <text:p>0.673333333333333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0:01:54.169576883316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3333333333333" calcext:value-type="float">
            <text:p>14.3333333333333</text:p>
          </table:table-cell>
          <table:table-cell office:value-type="string" calcext:value-type="string">
            <text:p>(1, 3)</text:p>
          </table:table-cell>
          <table:table-cell office:value-type="float" office:value="0.0000300418520123197" calcext:value-type="float">
            <text:p>3.00418520123197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6666666666667" calcext:value-type="float">
            <text:p>0.486666666666667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00:01:54.240436792373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6666666666667" calcext:value-type="float">
            <text:p>14.6666666666667</text:p>
          </table:table-cell>
          <table:table-cell office:value-type="string" calcext:value-type="string">
            <text:p>(1, 3)</text:p>
          </table:table-cell>
          <table:table-cell office:value-type="float" office:value="0.000023761547210358" calcext:value-type="float">
            <text:p>2.3761547210358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13333333333333" calcext:value-type="float">
            <text:p>0.713333333333333</text:p>
          </table:table-cell>
          <table:table-cell office:value-type="float" office:value="0.213333333333333" calcext:value-type="float">
            <text:p>0.213333333333333</text:p>
          </table:table-cell>
          <table:table-cell office:value-type="string" calcext:value-type="string">
            <text:p>00:01:54.529324054718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2666666666667" calcext:value-type="float">
            <text:p>16.2666666666667</text:p>
          </table:table-cell>
          <table:table-cell office:value-type="string" calcext:value-type="string">
            <text:p>(1, 3)</text:p>
          </table:table-cell>
          <table:table-cell office:value-type="float" office:value="0.0000286272249745928" calcext:value-type="float">
            <text:p>2.86272249745928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293333333333333" calcext:value-type="float">
            <text:p>0.293333333333333</text:p>
          </table:table-cell>
          <table:table-cell office:value-type="string" calcext:value-type="string">
            <text:p>00:02:7.7650327682495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3333333333333" calcext:value-type="float">
            <text:p>15.3333333333333</text:p>
          </table:table-cell>
          <table:table-cell office:value-type="string" calcext:value-type="string">
            <text:p>(1, 3)</text:p>
          </table:table-cell>
          <table:table-cell office:value-type="float" office:value="0.0000272414984875515" calcext:value-type="float">
            <text:p>2.72414984875515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06666666666667" calcext:value-type="float">
            <text:p>0.406666666666667</text:p>
          </table:table-cell>
          <table:table-cell office:value-type="float" office:value="0.726666666666667" calcext:value-type="float">
            <text:p>0.726666666666667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00:02:1.10742092132568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4666666666667" calcext:value-type="float">
            <text:p>16.4666666666667</text:p>
          </table:table-cell>
          <table:table-cell office:value-type="string" calcext:value-type="string">
            <text:p>(1, 3)</text:p>
          </table:table-cell>
          <table:table-cell office:value-type="float" office:value="0.0000209489118831882" calcext:value-type="float">
            <text:p>2.09489118831882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98" calcext:value-type="float">
            <text:p>0.98</text:p>
          </table:table-cell>
          <table:table-cell office:value-type="float" office:value="0.173333333333333" calcext:value-type="float">
            <text:p>0.173333333333333</text:p>
          </table:table-cell>
          <table:table-cell office:value-type="string" calcext:value-type="string">
            <text:p>00:01:32.497158765792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8" calcext:value-type="float">
            <text:p>14.8</text:p>
          </table:table-cell>
          <table:table-cell office:value-type="string" calcext:value-type="string">
            <text:p>(1, 3)</text:p>
          </table:table-cell>
          <table:table-cell office:value-type="float" office:value="0.0000443361688054762" calcext:value-type="float">
            <text:p>4.43361688054762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54" calcext:value-type="float">
            <text:p>0.54</text:p>
          </table:table-cell>
          <table:table-cell office:value-type="float" office:value="0.0266666666666667" calcext:value-type="float">
            <text:p>0.026666666666667</text:p>
          </table:table-cell>
          <table:table-cell office:value-type="string" calcext:value-type="string">
            <text:p>00:02:5.2744603157043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3333333333333" calcext:value-type="float">
            <text:p>15.3333333333333</text:p>
          </table:table-cell>
          <table:table-cell office:value-type="string" calcext:value-type="string">
            <text:p>(1, 3)</text:p>
          </table:table-cell>
          <table:table-cell office:value-type="float" office:value="0.000036391132643501" calcext:value-type="float">
            <text:p>3.6391132643501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73333333333333" calcext:value-type="float">
            <text:p>0.373333333333333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0:01:49.6733682155609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9333333333333" calcext:value-type="float">
            <text:p>14.9333333333333</text:p>
          </table:table-cell>
          <table:table-cell office:value-type="string" calcext:value-type="string">
            <text:p>(1, 3)</text:p>
          </table:table-cell>
          <table:table-cell office:value-type="float" office:value="0.0000354310401355293" calcext:value-type="float">
            <text:p>3.54310401355293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686666666666667" calcext:value-type="float">
            <text:p>0.686666666666667</text:p>
          </table:table-cell>
          <table:table-cell office:value-type="float" office:value="0.193333333333333" calcext:value-type="float">
            <text:p>0.193333333333333</text:p>
          </table:table-cell>
          <table:table-cell office:value-type="string" calcext:value-type="string">
            <text:p>00:01:31.7939460277557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(1, 3)</text:p>
          </table:table-cell>
          <table:table-cell office:value-type="float" office:value="0.0000452677711672405" calcext:value-type="float">
            <text:p>4.52677711672405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6666666666667" calcext:value-type="float">
            <text:p>0.526666666666667</text:p>
          </table:table-cell>
          <table:table-cell office:value-type="float" office:value="0.92" calcext:value-type="float">
            <text:p>0.92</text:p>
          </table:table-cell>
          <table:table-cell office:value-type="float" office:value="0.393333333333333" calcext:value-type="float">
            <text:p>0.393333333333333</text:p>
          </table:table-cell>
          <table:table-cell office:value-type="string" calcext:value-type="string">
            <text:p>00:01:11.5866312980651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6" calcext:value-type="float">
            <text:p>14.6</text:p>
          </table:table-cell>
          <table:table-cell office:value-type="string" calcext:value-type="string">
            <text:p>(1, 3)</text:p>
          </table:table-cell>
          <table:table-cell office:value-type="float" office:value="0.0000481991291462864" calcext:value-type="float">
            <text:p>4.81991291462864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313333333333333" calcext:value-type="float">
            <text:p>0.313333333333333</text:p>
          </table:table-cell>
          <table:table-cell office:value-type="string" calcext:value-type="string">
            <text:p>00:02:2.78509140014648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3333333333333" calcext:value-type="float">
            <text:p>13.3333333333333</text:p>
          </table:table-cell>
          <table:table-cell office:value-type="string" calcext:value-type="string">
            <text:p>(1, 3)</text:p>
          </table:table-cell>
          <table:table-cell office:value-type="float" office:value="0.0000284152500726306" calcext:value-type="float">
            <text:p>2.84152500726306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826666666666667" calcext:value-type="float">
            <text:p>0.826666666666667</text:p>
          </table:table-cell>
          <table:table-cell office:value-type="float" office:value="0.346666666666667" calcext:value-type="float">
            <text:p>0.346666666666667</text:p>
          </table:table-cell>
          <table:table-cell office:value-type="string" calcext:value-type="string">
            <text:p>00:02:1.40463089942932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1333333333333" calcext:value-type="float">
            <text:p>15.1333333333333</text:p>
          </table:table-cell>
          <table:table-cell office:value-type="string" calcext:value-type="string">
            <text:p>(1, 3)</text:p>
          </table:table-cell>
          <table:table-cell office:value-type="float" office:value="0.0000379741165822917" calcext:value-type="float">
            <text:p>3.79741165822917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53333333333333" calcext:value-type="float">
            <text:p>0.453333333333333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0:02:1.036728382110595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9333333333333" calcext:value-type="float">
            <text:p>13.9333333333333</text:p>
          </table:table-cell>
          <table:table-cell office:value-type="string" calcext:value-type="string">
            <text:p>(1, 3)</text:p>
          </table:table-cell>
          <table:table-cell office:value-type="float" office:value="0.0000261881292545709" calcext:value-type="float">
            <text:p>2.61881292545709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313333333333333" calcext:value-type="float">
            <text:p>0.313333333333333</text:p>
          </table:table-cell>
          <table:table-cell office:value-type="string" calcext:value-type="string">
            <text:p>00:01:53.690801143646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7.1333333333333" calcext:value-type="float">
            <text:p>17.1333333333333</text:p>
          </table:table-cell>
          <table:table-cell office:value-type="string" calcext:value-type="string">
            <text:p>(1, 3)</text:p>
          </table:table-cell>
          <table:table-cell office:value-type="float" office:value="0.0000428952960505026" calcext:value-type="float">
            <text:p>4.28952960505026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73333333333333" calcext:value-type="float">
            <text:p>0.673333333333333</text:p>
          </table:table-cell>
          <table:table-cell office:value-type="float" office:value="0.173333333333333" calcext:value-type="float">
            <text:p>0.173333333333333</text:p>
          </table:table-cell>
          <table:table-cell office:value-type="string" calcext:value-type="string">
            <text:p>00:02:2.2034256458282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0666666666667" calcext:value-type="float">
            <text:p>14.0666666666667</text:p>
          </table:table-cell>
          <table:table-cell office:value-type="string" calcext:value-type="string">
            <text:p>(1, 3)</text:p>
          </table:table-cell>
          <table:table-cell office:value-type="float" office:value="0.0000310875439019303" calcext:value-type="float">
            <text:p>3.10875439019303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0:01:49.53872823715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1333333333333" calcext:value-type="float">
            <text:p>14.1333333333333</text:p>
          </table:table-cell>
          <table:table-cell office:value-type="string" calcext:value-type="string">
            <text:p>(1, 3)</text:p>
          </table:table-cell>
          <table:table-cell office:value-type="float" office:value="0.0000179248699569628" calcext:value-type="float">
            <text:p>1.79248699569628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0:01:46.062388896942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6" calcext:value-type="float">
            <text:p>16.6</text:p>
          </table:table-cell>
          <table:table-cell office:value-type="string" calcext:value-type="string">
            <text:p>(1, 3)</text:p>
          </table:table-cell>
          <table:table-cell office:value-type="float" office:value="0.000047595144377119" calcext:value-type="float">
            <text:p>4.7595144377119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93333333333333" calcext:value-type="float">
            <text:p>0.393333333333333</text:p>
          </table:table-cell>
          <table:table-cell office:value-type="float" office:value="0.653333333333333" calcext:value-type="float">
            <text:p>0.653333333333333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0:02:16.7496376037597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6666666666667" calcext:value-type="float">
            <text:p>14.6666666666667</text:p>
          </table:table-cell>
          <table:table-cell office:value-type="string" calcext:value-type="string">
            <text:p>(1, 3)</text:p>
          </table:table-cell>
          <table:table-cell office:value-type="float" office:value="0.0000411738722713577" calcext:value-type="float">
            <text:p>4.11738722713577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6666666666667" calcext:value-type="float">
            <text:p>0.486666666666667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0466666666666666" calcext:value-type="float">
            <text:p>0.046666666666667</text:p>
          </table:table-cell>
          <table:table-cell office:value-type="string" calcext:value-type="string">
            <text:p>00:01:55.4782197475433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2666666666667" calcext:value-type="float">
            <text:p>15.2666666666667</text:p>
          </table:table-cell>
          <table:table-cell office:value-type="string" calcext:value-type="string">
            <text:p>(1, 3)</text:p>
          </table:table-cell>
          <table:table-cell office:value-type="float" office:value="0.0000243888944637482" calcext:value-type="float">
            <text:p>2.43888944637482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92" calcext:value-type="float">
            <text:p>0.92</text:p>
          </table:table-cell>
          <table:table-cell office:value-type="float" office:value="0.426666666666667" calcext:value-type="float">
            <text:p>0.426666666666667</text:p>
          </table:table-cell>
          <table:table-cell office:value-type="string" calcext:value-type="string">
            <text:p>00:01:22.135665178298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8" calcext:value-type="float">
            <text:p>15.8</text:p>
          </table:table-cell>
          <table:table-cell office:value-type="string" calcext:value-type="string">
            <text:p>(1, 3)</text:p>
          </table:table-cell>
          <table:table-cell office:value-type="float" office:value="0.0000344242969198688" calcext:value-type="float">
            <text:p>3.44242969198688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0:00:48.2958309650421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7333333333333" calcext:value-type="float">
            <text:p>14.7333333333333</text:p>
          </table:table-cell>
          <table:table-cell office:value-type="string" calcext:value-type="string">
            <text:p>(1, 3)</text:p>
          </table:table-cell>
          <table:table-cell office:value-type="float" office:value="0.0000398271916708857" calcext:value-type="float">
            <text:p>3.98271916708857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6666666666667" calcext:value-type="float">
            <text:p>0.526666666666667</text:p>
          </table:table-cell>
          <table:table-cell office:value-type="float" office:value="0.853333333333333" calcext:value-type="float">
            <text:p>0.853333333333333</text:p>
          </table:table-cell>
          <table:table-cell office:value-type="float" office:value="0.326666666666667" calcext:value-type="float">
            <text:p>0.326666666666667</text:p>
          </table:table-cell>
          <table:table-cell office:value-type="string" calcext:value-type="string">
            <text:p>00:01:58.7120032310485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6" calcext:value-type="float">
            <text:p>16.6</text:p>
          </table:table-cell>
          <table:table-cell office:value-type="string" calcext:value-type="string">
            <text:p>(1, 3)</text:p>
          </table:table-cell>
          <table:table-cell office:value-type="float" office:value="0.0000270986919632949" calcext:value-type="float">
            <text:p>2.70986919632949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6666666666667" calcext:value-type="float">
            <text:p>0.486666666666667</text:p>
          </table:table-cell>
          <table:table-cell office:value-type="float" office:value="0.846666666666667" calcext:value-type="float">
            <text:p>0.846666666666667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0:01:50.4981174468994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9333333333333" calcext:value-type="float">
            <text:p>16.9333333333333</text:p>
          </table:table-cell>
          <table:table-cell office:value-type="string" calcext:value-type="string">
            <text:p>(1, 3)</text:p>
          </table:table-cell>
          <table:table-cell office:value-type="float" office:value="0.0000318614809056905" calcext:value-type="float">
            <text:p>3.18614809056905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92" calcext:value-type="float">
            <text:p>0.92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0:01:14.26561522483825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3333333333333" calcext:value-type="float">
            <text:p>15.3333333333333</text:p>
          </table:table-cell>
          <table:table-cell office:value-type="string" calcext:value-type="string">
            <text:p>(1, 3)</text:p>
          </table:table-cell>
          <table:table-cell office:value-type="float" office:value="0.0000236378577873535" calcext:value-type="float">
            <text:p>2.36378577873535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313333333333333" calcext:value-type="float">
            <text:p>0.313333333333333</text:p>
          </table:table-cell>
          <table:table-cell office:value-type="string" calcext:value-type="string">
            <text:p>00:01:51.600079536437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9333333333333" calcext:value-type="float">
            <text:p>15.9333333333333</text:p>
          </table:table-cell>
          <table:table-cell office:value-type="string" calcext:value-type="string">
            <text:p>(1, 3)</text:p>
          </table:table-cell>
          <table:table-cell office:value-type="float" office:value="0.0000325161981246492" calcext:value-type="float">
            <text:p>3.25161981246492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606666666666667" calcext:value-type="float">
            <text:p>0.606666666666667</text:p>
          </table:table-cell>
          <table:table-cell office:value-type="float" office:value="0.126666666666667" calcext:value-type="float">
            <text:p>0.126666666666667</text:p>
          </table:table-cell>
          <table:table-cell office:value-type="string" calcext:value-type="string">
            <text:p>00:01:53.8041317462921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8" calcext:value-type="float">
            <text:p>15.8</text:p>
          </table:table-cell>
          <table:table-cell office:value-type="string" calcext:value-type="string">
            <text:p>(1, 3)</text:p>
          </table:table-cell>
          <table:table-cell office:value-type="float" office:value="0.0000504205030286336" calcext:value-type="float">
            <text:p>5.04205030286336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72" calcext:value-type="float">
            <text:p>0.72</text:p>
          </table:table-cell>
          <table:table-cell office:value-type="float" office:value="0.206666666666667" calcext:value-type="float">
            <text:p>0.206666666666667</text:p>
          </table:table-cell>
          <table:table-cell office:value-type="string" calcext:value-type="string">
            <text:p>00:02:0.81019282341003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2" calcext:value-type="float">
            <text:p>16.2</text:p>
          </table:table-cell>
          <table:table-cell office:value-type="string" calcext:value-type="string">
            <text:p>(1, 3)</text:p>
          </table:table-cell>
          <table:table-cell office:value-type="float" office:value="0.0000471560152457038" calcext:value-type="float">
            <text:p>4.71560152457038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06666666666667" calcext:value-type="float">
            <text:p>0.606666666666667</text:p>
          </table:table-cell>
          <table:table-cell office:value-type="float" office:value="0.78" calcext:value-type="float">
            <text:p>0.78</text:p>
          </table:table-cell>
          <table:table-cell office:value-type="float" office:value="0.173333333333333" calcext:value-type="float">
            <text:p>0.173333333333333</text:p>
          </table:table-cell>
          <table:table-cell office:value-type="string" calcext:value-type="string">
            <text:p>00:01:37.0220272541046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7333333333333" calcext:value-type="float">
            <text:p>13.7333333333333</text:p>
          </table:table-cell>
          <table:table-cell office:value-type="string" calcext:value-type="string">
            <text:p>(1, 3)</text:p>
          </table:table-cell>
          <table:table-cell office:value-type="float" office:value="0.0000215476106438378" calcext:value-type="float">
            <text:p>2.15476106438378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526666666666667" calcext:value-type="float">
            <text:p>0.526666666666667</text:p>
          </table:table-cell>
          <table:table-cell office:value-type="float" office:value="0.0199999999999999" calcext:value-type="float">
            <text:p>0.02</text:p>
          </table:table-cell>
          <table:table-cell office:value-type="string" calcext:value-type="string">
            <text:p>00:01:44.25998353958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8666666666667" calcext:value-type="float">
            <text:p>14.8666666666667</text:p>
          </table:table-cell>
          <table:table-cell office:value-type="string" calcext:value-type="string">
            <text:p>(1, 3)</text:p>
          </table:table-cell>
          <table:table-cell office:value-type="float" office:value="0.0000421528084768596" calcext:value-type="float">
            <text:p>4.21528084768596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86666666666667" calcext:value-type="float">
            <text:p>0.386666666666667</text:p>
          </table:table-cell>
          <table:table-cell office:value-type="float" office:value="0.746666666666667" calcext:value-type="float">
            <text:p>0.746666666666667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0:01:37.648437738418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5333333333333" calcext:value-type="float">
            <text:p>16.5333333333333</text:p>
          </table:table-cell>
          <table:table-cell office:value-type="string" calcext:value-type="string">
            <text:p>(1, 3)</text:p>
          </table:table-cell>
          <table:table-cell office:value-type="float" office:value="0.0000336051111303904" calcext:value-type="float">
            <text:p>3.36051111303904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46666666666667" calcext:value-type="float">
            <text:p>0.346666666666667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2:2.9700622558593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9333333333333" calcext:value-type="float">
            <text:p>13.9333333333333</text:p>
          </table:table-cell>
          <table:table-cell office:value-type="string" calcext:value-type="string">
            <text:p>(1, 3)</text:p>
          </table:table-cell>
          <table:table-cell office:value-type="float" office:value="0.0000157767454453272" calcext:value-type="float">
            <text:p>1.57767454453272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206666666666667" calcext:value-type="float">
            <text:p>0.206666666666667</text:p>
          </table:table-cell>
          <table:table-cell office:value-type="string" calcext:value-type="string">
            <text:p>00:01:47.9560132026672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2" calcext:value-type="float">
            <text:p>15.2</text:p>
          </table:table-cell>
          <table:table-cell office:value-type="string" calcext:value-type="string">
            <text:p>(1, 3)</text:p>
          </table:table-cell>
          <table:table-cell office:value-type="float" office:value="0.0000223327863336037" calcext:value-type="float">
            <text:p>2.23327863336037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98" calcext:value-type="float">
            <text:p>0.98</text:p>
          </table:table-cell>
          <table:table-cell office:value-type="float" office:value="0.246666666666667" calcext:value-type="float">
            <text:p>0.246666666666667</text:p>
          </table:table-cell>
          <table:table-cell office:value-type="string" calcext:value-type="string">
            <text:p>00:02:8.0835630893707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5333333333333" calcext:value-type="float">
            <text:p>15.5333333333333</text:p>
          </table:table-cell>
          <table:table-cell office:value-type="string" calcext:value-type="string">
            <text:p>(1, 3)</text:p>
          </table:table-cell>
          <table:table-cell office:value-type="float" office:value="0.000030180836242698" calcext:value-type="float">
            <text:p>3.0180836242698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53333333333333" calcext:value-type="float">
            <text:p>0.653333333333333</text:p>
          </table:table-cell>
          <table:table-cell office:value-type="float" office:value="0.153333333333333" calcext:value-type="float">
            <text:p>0.153333333333333</text:p>
          </table:table-cell>
          <table:table-cell office:value-type="string" calcext:value-type="string">
            <text:p>00:01:26.96030092239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0666666666667" calcext:value-type="float">
            <text:p>15.0666666666667</text:p>
          </table:table-cell>
          <table:table-cell office:value-type="string" calcext:value-type="string">
            <text:p>(1, 3)</text:p>
          </table:table-cell>
          <table:table-cell office:value-type="float" office:value="0.0000375009821619702" calcext:value-type="float">
            <text:p>3.75009821619702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73333333333333" calcext:value-type="float">
            <text:p>0.173333333333333</text:p>
          </table:table-cell>
          <table:table-cell office:value-type="string" calcext:value-type="string">
            <text:p>00:02:1.50931191444396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4" calcext:value-type="float">
            <text:p>15.4</text:p>
          </table:table-cell>
          <table:table-cell office:value-type="string" calcext:value-type="string">
            <text:p>(1, 3)</text:p>
          </table:table-cell>
          <table:table-cell office:value-type="float" office:value="0.0000204488245701813" calcext:value-type="float">
            <text:p>2.04488245701813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293333333333333" calcext:value-type="float">
            <text:p>0.293333333333333</text:p>
          </table:table-cell>
          <table:table-cell office:value-type="string" calcext:value-type="string">
            <text:p>00:01:55.419562816619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5333333333333" calcext:value-type="float">
            <text:p>14.5333333333333</text:p>
          </table:table-cell>
          <table:table-cell office:value-type="string" calcext:value-type="string">
            <text:p>(1, 3)</text:p>
          </table:table-cell>
          <table:table-cell office:value-type="float" office:value="0.0000331643279769386" calcext:value-type="float">
            <text:p>3.31643279769386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0:01:20.5382418632507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3333333333333" calcext:value-type="float">
            <text:p>13.3333333333333</text:p>
          </table:table-cell>
          <table:table-cell office:value-type="string" calcext:value-type="string">
            <text:p>(1, 3)</text:p>
          </table:table-cell>
          <table:table-cell office:value-type="float" office:value="0.00003694762716131" calcext:value-type="float">
            <text:p>3.694762716131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13333333333333" calcext:value-type="float">
            <text:p>0.613333333333333</text:p>
          </table:table-cell>
          <table:table-cell office:value-type="float" office:value="0.8" calcext:value-type="float">
            <text:p>0.8</text:p>
          </table:table-cell>
          <table:table-cell office:value-type="float" office:value="0.186666666666667" calcext:value-type="float">
            <text:p>0.186666666666667</text:p>
          </table:table-cell>
          <table:table-cell office:value-type="string" calcext:value-type="string">
            <text:p>00:01:32.737591266632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7333333333333" calcext:value-type="float">
            <text:p>14.7333333333333</text:p>
          </table:table-cell>
          <table:table-cell office:value-type="string" calcext:value-type="string">
            <text:p>(1, 3)</text:p>
          </table:table-cell>
          <table:table-cell office:value-type="float" office:value="0.0000311218646055958" calcext:value-type="float">
            <text:p>3.11218646055958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773333333333333" calcext:value-type="float">
            <text:p>0.773333333333333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0:01:33.5175101757049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8" calcext:value-type="float">
            <text:p>15.8</text:p>
          </table:table-cell>
          <table:table-cell office:value-type="string" calcext:value-type="string">
            <text:p>(1, 3)</text:p>
          </table:table-cell>
          <table:table-cell office:value-type="float" office:value="0.0000339269935452074" calcext:value-type="float">
            <text:p>3.39269935452074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126666666666667" calcext:value-type="float">
            <text:p>0.126666666666667</text:p>
          </table:table-cell>
          <table:table-cell office:value-type="string" calcext:value-type="string">
            <text:p>00:02:4.2826423645019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4666666666667" calcext:value-type="float">
            <text:p>14.4666666666667</text:p>
          </table:table-cell>
          <table:table-cell office:value-type="string" calcext:value-type="string">
            <text:p>(1, 3)</text:p>
          </table:table-cell>
          <table:table-cell office:value-type="float" office:value="0.0000255161117046569" calcext:value-type="float">
            <text:p>2.55161117046569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146666666666667" calcext:value-type="float">
            <text:p>0.146666666666667</text:p>
          </table:table-cell>
          <table:table-cell office:value-type="string" calcext:value-type="string">
            <text:p>00:01:38.077572584152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string" calcext:value-type="string">
            <text:p>(1, 3)</text:p>
          </table:table-cell>
          <table:table-cell office:value-type="float" office:value="0.0000514690840339662" calcext:value-type="float">
            <text:p>5.14690840339662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6666666666667" calcext:value-type="float">
            <text:p>0.486666666666667</text:p>
          </table:table-cell>
          <table:table-cell office:value-type="float" office:value="0.66" calcext:value-type="float">
            <text:p>0.66</text:p>
          </table:table-cell>
          <table:table-cell office:value-type="float" office:value="0.173333333333333" calcext:value-type="float">
            <text:p>0.173333333333333</text:p>
          </table:table-cell>
          <table:table-cell office:value-type="string" calcext:value-type="string">
            <text:p>00:02:34.457328081130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8" calcext:value-type="float">
            <text:p>15.8</text:p>
          </table:table-cell>
          <table:table-cell office:value-type="string" calcext:value-type="string">
            <text:p>(1, 3)</text:p>
          </table:table-cell>
          <table:table-cell office:value-type="float" office:value="0.0000368364901650189" calcext:value-type="float">
            <text:p>3.68364901650189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53333333333333" calcext:value-type="float">
            <text:p>0.553333333333333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00:02:25.756044864654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4666666666667" calcext:value-type="float">
            <text:p>15.4666666666667</text:p>
          </table:table-cell>
          <table:table-cell office:value-type="string" calcext:value-type="string">
            <text:p>(1, 3)</text:p>
          </table:table-cell>
          <table:table-cell office:value-type="float" office:value="0.0000190226882627051" calcext:value-type="float">
            <text:p>1.90226882627051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8" calcext:value-type="float">
            <text:p>0.8</text:p>
          </table:table-cell>
          <table:table-cell office:value-type="float" office:value="0.306666666666667" calcext:value-type="float">
            <text:p>0.306666666666667</text:p>
          </table:table-cell>
          <table:table-cell office:value-type="string" calcext:value-type="string">
            <text:p>00:02:14.4928307533264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0666666666667" calcext:value-type="float">
            <text:p>16.0666666666667</text:p>
          </table:table-cell>
          <table:table-cell office:value-type="string" calcext:value-type="string">
            <text:p>(1, 3)</text:p>
          </table:table-cell>
          <table:table-cell office:value-type="float" office:value="0.0000382240979968579" calcext:value-type="float">
            <text:p>3.82240979968579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0.673333333333333" calcext:value-type="float">
            <text:p>0.673333333333333</text:p>
          </table:table-cell>
          <table:table-cell office:value-type="float" office:value="0.113333333333333" calcext:value-type="float">
            <text:p>0.113333333333333</text:p>
          </table:table-cell>
          <table:table-cell office:value-type="string" calcext:value-type="string">
            <text:p>00:02:1.14466643333435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2.7333333333333" calcext:value-type="float">
            <text:p>12.7333333333333</text:p>
          </table:table-cell>
          <table:table-cell office:value-type="string" calcext:value-type="string">
            <text:p>(1, 3)</text:p>
          </table:table-cell>
          <table:table-cell office:value-type="float" office:value="0.0000334802392258105" calcext:value-type="float">
            <text:p>3.34802392258105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6666666666667" calcext:value-type="float">
            <text:p>0.486666666666667</text:p>
          </table:table-cell>
          <table:table-cell office:value-type="float" office:value="0.8" calcext:value-type="float">
            <text:p>0.8</text:p>
          </table:table-cell>
          <table:table-cell office:value-type="float" office:value="0.313333333333333" calcext:value-type="float">
            <text:p>0.313333333333333</text:p>
          </table:table-cell>
          <table:table-cell office:value-type="string" calcext:value-type="string">
            <text:p>00:01:55.898087501525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6" calcext:value-type="float">
            <text:p>14.6</text:p>
          </table:table-cell>
          <table:table-cell office:value-type="string" calcext:value-type="string">
            <text:p>(1, 3)</text:p>
          </table:table-cell>
          <table:table-cell office:value-type="float" office:value="0.000024887113776674" calcext:value-type="float">
            <text:p>2.4887113776674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0.86" calcext:value-type="float">
            <text:p>0.86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0:01:49.636286735534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9333333333333" calcext:value-type="float">
            <text:p>14.9333333333333</text:p>
          </table:table-cell>
          <table:table-cell office:value-type="string" calcext:value-type="string">
            <text:p>(1, 3)</text:p>
          </table:table-cell>
          <table:table-cell office:value-type="float" office:value="0.0000356014231044141" calcext:value-type="float">
            <text:p>3.56014231044141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46666666666667" calcext:value-type="float">
            <text:p>0.146666666666667</text:p>
          </table:table-cell>
          <table:table-cell office:value-type="string" calcext:value-type="string">
            <text:p>00:01:58.883186340332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0666666666667" calcext:value-type="float">
            <text:p>16.0666666666667</text:p>
          </table:table-cell>
          <table:table-cell office:value-type="string" calcext:value-type="string">
            <text:p>(1, 3)</text:p>
          </table:table-cell>
          <table:table-cell office:value-type="float" office:value="0.0000295977636361411" calcext:value-type="float">
            <text:p>2.95977636361411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0:01:52.599286317825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0666666666667" calcext:value-type="float">
            <text:p>15.0666666666667</text:p>
          </table:table-cell>
          <table:table-cell office:value-type="string" calcext:value-type="string">
            <text:p>(1, 3)</text:p>
          </table:table-cell>
          <table:table-cell office:value-type="float" office:value="0.0000120863088708604" calcext:value-type="float">
            <text:p>1.20863088708604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126666666666667" calcext:value-type="float">
            <text:p>0.126666666666667</text:p>
          </table:table-cell>
          <table:table-cell office:value-type="string" calcext:value-type="string">
            <text:p>00:01:47.930688619613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6" calcext:value-type="float">
            <text:p>14.6</text:p>
          </table:table-cell>
          <table:table-cell office:value-type="string" calcext:value-type="string">
            <text:p>(1, 3)</text:p>
          </table:table-cell>
          <table:table-cell office:value-type="float" office:value="0.0000406305542019176" calcext:value-type="float">
            <text:p>4.06305542019176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93333333333333" calcext:value-type="float">
            <text:p>0.693333333333333</text:p>
          </table:table-cell>
          <table:table-cell office:value-type="float" office:value="0.193333333333333" calcext:value-type="float">
            <text:p>0.193333333333333</text:p>
          </table:table-cell>
          <table:table-cell office:value-type="string" calcext:value-type="string">
            <text:p>00:02:13.763300418853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8666666666667" calcext:value-type="float">
            <text:p>14.8666666666667</text:p>
          </table:table-cell>
          <table:table-cell office:value-type="string" calcext:value-type="string">
            <text:p>(1, 3)</text:p>
          </table:table-cell>
          <table:table-cell office:value-type="float" office:value="0.0000514772300950036" calcext:value-type="float">
            <text:p>5.14772300950036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0.693333333333333" calcext:value-type="float">
            <text:p>0.693333333333333</text:p>
          </table:table-cell>
          <table:table-cell office:value-type="float" office:value="0.413333333333333" calcext:value-type="float">
            <text:p>0.413333333333333</text:p>
          </table:table-cell>
          <table:table-cell office:value-type="string" calcext:value-type="string">
            <text:p>00:01:49.77673912048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0666666666667" calcext:value-type="float">
            <text:p>16.0666666666667</text:p>
          </table:table-cell>
          <table:table-cell office:value-type="string" calcext:value-type="string">
            <text:p>(1, 3)</text:p>
          </table:table-cell>
          <table:table-cell office:value-type="float" office:value="0.0000255819227030971" calcext:value-type="float">
            <text:p>2.55819227030971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78" calcext:value-type="float">
            <text:p>0.78</text:p>
          </table:table-cell>
          <table:table-cell office:value-type="float" office:value="0.246666666666667" calcext:value-type="float">
            <text:p>0.246666666666667</text:p>
          </table:table-cell>
          <table:table-cell office:value-type="string" calcext:value-type="string">
            <text:p>00:01:52.8291642665863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2666666666667" calcext:value-type="float">
            <text:p>15.2666666666667</text:p>
          </table:table-cell>
          <table:table-cell office:value-type="string" calcext:value-type="string">
            <text:p>(1, 3)</text:p>
          </table:table-cell>
          <table:table-cell office:value-type="float" office:value="0.0000442439445976978" calcext:value-type="float">
            <text:p>4.42439445976978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266666666666667" calcext:value-type="float">
            <text:p>0.266666666666667</text:p>
          </table:table-cell>
          <table:table-cell office:value-type="string" calcext:value-type="string">
            <text:p>00:01:51.3493993282318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5333333333333" calcext:value-type="float">
            <text:p>16.5333333333333</text:p>
          </table:table-cell>
          <table:table-cell office:value-type="string" calcext:value-type="string">
            <text:p>(1, 3)</text:p>
          </table:table-cell>
          <table:table-cell office:value-type="float" office:value="0.0000492233688758542" calcext:value-type="float">
            <text:p>4.92233688758542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46666666666667" calcext:value-type="float">
            <text:p>0.146666666666667</text:p>
          </table:table-cell>
          <table:table-cell office:value-type="string" calcext:value-type="string">
            <text:p>00:01:46.820235013961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0666666666667" calcext:value-type="float">
            <text:p>15.0666666666667</text:p>
          </table:table-cell>
          <table:table-cell office:value-type="string" calcext:value-type="string">
            <text:p>(1, 3)</text:p>
          </table:table-cell>
          <table:table-cell office:value-type="float" office:value="0.0000194804819450144" calcext:value-type="float">
            <text:p>1.94804819450144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8" calcext:value-type="float">
            <text:p>0.8</text:p>
          </table:table-cell>
          <table:table-cell office:value-type="float" office:value="0.286666666666667" calcext:value-type="float">
            <text:p>0.286666666666667</text:p>
          </table:table-cell>
          <table:table-cell office:value-type="string" calcext:value-type="string">
            <text:p>00:01:47.5157165527343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4666666666667" calcext:value-type="float">
            <text:p>15.4666666666667</text:p>
          </table:table-cell>
          <table:table-cell office:value-type="string" calcext:value-type="string">
            <text:p>(1, 3)</text:p>
          </table:table-cell>
          <table:table-cell office:value-type="float" office:value="0.0000364057850840489" calcext:value-type="float">
            <text:p>3.64057850840489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46666666666667" calcext:value-type="float">
            <text:p>0.546666666666667</text:p>
          </table:table-cell>
          <table:table-cell office:value-type="float" office:value="0.746666666666667" calcext:value-type="float">
            <text:p>0.74666666666666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0:02:0.22572183609008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0666666666667" calcext:value-type="float">
            <text:p>15.0666666666667</text:p>
          </table:table-cell>
          <table:table-cell office:value-type="string" calcext:value-type="string">
            <text:p>(1, 3)</text:p>
          </table:table-cell>
          <table:table-cell office:value-type="float" office:value="0.0000291565348892729" calcext:value-type="float">
            <text:p>2.91565348892729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286666666666667" calcext:value-type="float">
            <text:p>0.286666666666667</text:p>
          </table:table-cell>
          <table:table-cell office:value-type="string" calcext:value-type="string">
            <text:p>00:01:43.01170730590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3333333333333" calcext:value-type="float">
            <text:p>16.3333333333333</text:p>
          </table:table-cell>
          <table:table-cell office:value-type="string" calcext:value-type="string">
            <text:p>(1, 3)</text:p>
          </table:table-cell>
          <table:table-cell office:value-type="float" office:value="0.0000235532734689467" calcext:value-type="float">
            <text:p>2.35532734689467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0.68" calcext:value-type="float">
            <text:p>0.68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0:01:41.263176441192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8" calcext:value-type="float">
            <text:p>13.8</text:p>
          </table:table-cell>
          <table:table-cell office:value-type="string" calcext:value-type="string">
            <text:p>(1, 3)</text:p>
          </table:table-cell>
          <table:table-cell office:value-type="float" office:value="0.0000288815307214167" calcext:value-type="float">
            <text:p>2.88815307214167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73333333333333" calcext:value-type="float">
            <text:p>0.473333333333333</text:p>
          </table:table-cell>
          <table:table-cell office:value-type="float" office:value="0.693333333333333" calcext:value-type="float">
            <text:p>0.693333333333333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00:01:53.40721631050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0666666666667" calcext:value-type="float">
            <text:p>15.0666666666667</text:p>
          </table:table-cell>
          <table:table-cell office:value-type="string" calcext:value-type="string">
            <text:p>(1, 3)</text:p>
          </table:table-cell>
          <table:table-cell office:value-type="float" office:value="0.0000187193080370744" calcext:value-type="float">
            <text:p>1.87193080370744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0:01:42.601105690002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6666666666667" calcext:value-type="float">
            <text:p>13.6666666666667</text:p>
          </table:table-cell>
          <table:table-cell office:value-type="string" calcext:value-type="string">
            <text:p>(1, 3)</text:p>
          </table:table-cell>
          <table:table-cell office:value-type="float" office:value="0.0000436686299490561" calcext:value-type="float">
            <text:p>4.36686299490561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613333333333333" calcext:value-type="float">
            <text:p>0.613333333333333</text:p>
          </table:table-cell>
          <table:table-cell office:value-type="float" office:value="0.133333333333333" calcext:value-type="float">
            <text:p>0.133333333333333</text:p>
          </table:table-cell>
          <table:table-cell office:value-type="string" calcext:value-type="string">
            <text:p>00:01:39.787578344345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5333333333333" calcext:value-type="float">
            <text:p>14.5333333333333</text:p>
          </table:table-cell>
          <table:table-cell office:value-type="string" calcext:value-type="string">
            <text:p>(1, 3)</text:p>
          </table:table-cell>
          <table:table-cell office:value-type="float" office:value="0.0000268802782214251" calcext:value-type="float">
            <text:p>2.68802782214251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93333333333333" calcext:value-type="float">
            <text:p>0.593333333333333</text:p>
          </table:table-cell>
          <table:table-cell office:value-type="float" office:value="0.74" calcext:value-type="float">
            <text:p>0.74</text:p>
          </table:table-cell>
          <table:table-cell office:value-type="float" office:value="0.146666666666667" calcext:value-type="float">
            <text:p>0.146666666666667</text:p>
          </table:table-cell>
          <table:table-cell office:value-type="string" calcext:value-type="string">
            <text:p>00:02:3.0631248950958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4666666666667" calcext:value-type="float">
            <text:p>13.4666666666667</text:p>
          </table:table-cell>
          <table:table-cell office:value-type="string" calcext:value-type="string">
            <text:p>(1, 3)</text:p>
          </table:table-cell>
          <table:table-cell office:value-type="float" office:value="0.0000302484170818173" calcext:value-type="float">
            <text:p>3.02484170818173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573333333333333" calcext:value-type="float">
            <text:p>0.573333333333333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0:02:0.53889417648315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(1, 3)</text:p>
          </table:table-cell>
          <table:table-cell office:value-type="float" office:value="0.0000226507509070762" calcext:value-type="float">
            <text:p>2.26507509070762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453333333333333" calcext:value-type="float">
            <text:p>0.453333333333333</text:p>
          </table:table-cell>
          <table:table-cell office:value-type="string" calcext:value-type="string">
            <text:p>00:02:5.6602122783660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4" calcext:value-type="float">
            <text:p>14.4</text:p>
          </table:table-cell>
          <table:table-cell office:value-type="string" calcext:value-type="string">
            <text:p>(1, 3)</text:p>
          </table:table-cell>
          <table:table-cell office:value-type="float" office:value="0.0000321536664650016" calcext:value-type="float">
            <text:p>3.21536664650016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26666666666667" calcext:value-type="float">
            <text:p>0.326666666666667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2:2.22941803932189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3333333333333" calcext:value-type="float">
            <text:p>15.3333333333333</text:p>
          </table:table-cell>
          <table:table-cell office:value-type="string" calcext:value-type="string">
            <text:p>(1, 3)</text:p>
          </table:table-cell>
          <table:table-cell office:value-type="float" office:value="0.0000117900933781465" calcext:value-type="float">
            <text:p>1.17900933781465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926666666666666" calcext:value-type="float">
            <text:p>0.926666666666666</text:p>
          </table:table-cell>
          <table:table-cell office:value-type="float" office:value="0.286666666666667" calcext:value-type="float">
            <text:p>0.286666666666667</text:p>
          </table:table-cell>
          <table:table-cell office:value-type="string" calcext:value-type="string">
            <text:p>00:01:34.6507077217102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8666666666667" calcext:value-type="float">
            <text:p>15.8666666666667</text:p>
          </table:table-cell>
          <table:table-cell office:value-type="string" calcext:value-type="string">
            <text:p>(1, 3)</text:p>
          </table:table-cell>
          <table:table-cell office:value-type="float" office:value="0.0000240003692723972" calcext:value-type="float">
            <text:p>2.40003692723972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66666666666667" calcext:value-type="float">
            <text:p>0.566666666666667</text:p>
          </table:table-cell>
          <table:table-cell office:value-type="float" office:value="0.0666666666666667" calcext:value-type="float">
            <text:p>0.066666666666667</text:p>
          </table:table-cell>
          <table:table-cell office:value-type="string" calcext:value-type="string">
            <text:p>00:01:56.554804086685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6" calcext:value-type="float">
            <text:p>15.6</text:p>
          </table:table-cell>
          <table:table-cell office:value-type="string" calcext:value-type="string">
            <text:p>(1, 3)</text:p>
          </table:table-cell>
          <table:table-cell office:value-type="float" office:value="0.000034372477850953" calcext:value-type="float">
            <text:p>3.4372477850953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926666666666666" calcext:value-type="float">
            <text:p>0.926666666666666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00:01:55.470320463180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1333333333333" calcext:value-type="float">
            <text:p>14.1333333333333</text:p>
          </table:table-cell>
          <table:table-cell office:value-type="string" calcext:value-type="string">
            <text:p>(1, 3)</text:p>
          </table:table-cell>
          <table:table-cell office:value-type="float" office:value="0.0000306895732479367" calcext:value-type="float">
            <text:p>3.06895732479367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73333333333333" calcext:value-type="float">
            <text:p>0.673333333333333</text:p>
          </table:table-cell>
          <table:table-cell office:value-type="float" office:value="0.773333333333333" calcext:value-type="float">
            <text:p>0.77333333333333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0:01:58.269610643386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2666666666667" calcext:value-type="float">
            <text:p>15.2666666666667</text:p>
          </table:table-cell>
          <table:table-cell office:value-type="string" calcext:value-type="string">
            <text:p>(1, 3)</text:p>
          </table:table-cell>
          <table:table-cell office:value-type="float" office:value="0.0000243913142818816" calcext:value-type="float">
            <text:p>2.43913142818816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206666666666667" calcext:value-type="float">
            <text:p>0.206666666666667</text:p>
          </table:table-cell>
          <table:table-cell office:value-type="string" calcext:value-type="string">
            <text:p>00:01:42.752677679061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4666666666667" calcext:value-type="float">
            <text:p>16.4666666666667</text:p>
          </table:table-cell>
          <table:table-cell office:value-type="string" calcext:value-type="string">
            <text:p>(3, 5)</text:p>
          </table:table-cell>
          <table:table-cell office:value-type="float" office:value="0.0000730950793442708" calcext:value-type="float">
            <text:p>7.30950793442708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46666666666667" calcext:value-type="float">
            <text:p>0.446666666666667</text:p>
          </table:table-cell>
          <table:table-cell office:value-type="string" calcext:value-type="string">
            <text:p>00:01:16.214655399322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6666666666667" calcext:value-type="float">
            <text:p>14.6666666666667</text:p>
          </table:table-cell>
          <table:table-cell office:value-type="string" calcext:value-type="string">
            <text:p>(3, 5)</text:p>
          </table:table-cell>
          <table:table-cell office:value-type="float" office:value="0.0000616385649525774" calcext:value-type="float">
            <text:p>6.16385649525774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94" calcext:value-type="float">
            <text:p>0.94</text:p>
          </table:table-cell>
          <table:table-cell office:value-type="float" office:value="0.433333333333333" calcext:value-type="float">
            <text:p>0.433333333333333</text:p>
          </table:table-cell>
          <table:table-cell office:value-type="string" calcext:value-type="string">
            <text:p>00:01:18.8956606388092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5333333333333" calcext:value-type="float">
            <text:p>14.5333333333333</text:p>
          </table:table-cell>
          <table:table-cell office:value-type="string" calcext:value-type="string">
            <text:p>(3, 5)</text:p>
          </table:table-cell>
          <table:table-cell office:value-type="float" office:value="0.0000844082390302664" calcext:value-type="float">
            <text:p>8.44082390302664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286666666666667" calcext:value-type="float">
            <text:p>0.286666666666667</text:p>
          </table:table-cell>
          <table:table-cell office:value-type="string" calcext:value-type="string">
            <text:p>00:01:49.0869522094726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1333333333333" calcext:value-type="float">
            <text:p>15.1333333333333</text:p>
          </table:table-cell>
          <table:table-cell office:value-type="string" calcext:value-type="string">
            <text:p>(3, 5)</text:p>
          </table:table-cell>
          <table:table-cell office:value-type="float" office:value="0.0000643886972055955" calcext:value-type="float">
            <text:p>6.43886972055955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713333333333333" calcext:value-type="float">
            <text:p>0.713333333333333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0:01:40.915155887603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9333333333333" calcext:value-type="float">
            <text:p>14.9333333333333</text:p>
          </table:table-cell>
          <table:table-cell office:value-type="string" calcext:value-type="string">
            <text:p>(3, 5)</text:p>
          </table:table-cell>
          <table:table-cell office:value-type="float" office:value="0.0000605648189858985" calcext:value-type="float">
            <text:p>6.05648189858985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266666666666667" calcext:value-type="float">
            <text:p>0.266666666666667</text:p>
          </table:table-cell>
          <table:table-cell office:value-type="string" calcext:value-type="string">
            <text:p>00:02:1.69954848289489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9333333333333" calcext:value-type="float">
            <text:p>14.9333333333333</text:p>
          </table:table-cell>
          <table:table-cell office:value-type="string" calcext:value-type="string">
            <text:p>(3, 5)</text:p>
          </table:table-cell>
          <table:table-cell office:value-type="float" office:value="0.0000787219728101606" calcext:value-type="float">
            <text:p>7.87219728101606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6" calcext:value-type="float">
            <text:p>0.8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0:01:25.7226278781890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4" calcext:value-type="float">
            <text:p>15.4</text:p>
          </table:table-cell>
          <table:table-cell office:value-type="string" calcext:value-type="string">
            <text:p>(3, 5)</text:p>
          </table:table-cell>
          <table:table-cell office:value-type="float" office:value="0.0000889194997923176" calcext:value-type="float">
            <text:p>8.89194997923176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6666666666667" calcext:value-type="float">
            <text:p>0.526666666666667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0:01:13.4800400733947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8" calcext:value-type="float">
            <text:p>14.8</text:p>
          </table:table-cell>
          <table:table-cell office:value-type="string" calcext:value-type="string">
            <text:p>(3, 5)</text:p>
          </table:table-cell>
          <table:table-cell office:value-type="float" office:value="0.0000236525584373943" calcext:value-type="float">
            <text:p>2.36525584373943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0.76" calcext:value-type="float">
            <text:p>0.76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0:01:52.6157026290893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5333333333333" calcext:value-type="float">
            <text:p>15.5333333333333</text:p>
          </table:table-cell>
          <table:table-cell office:value-type="string" calcext:value-type="string">
            <text:p>(3, 5)</text:p>
          </table:table-cell>
          <table:table-cell office:value-type="float" office:value="0.0000877487080279573" calcext:value-type="float">
            <text:p>8.77487080279573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426666666666667" calcext:value-type="float">
            <text:p>0.426666666666667</text:p>
          </table:table-cell>
          <table:table-cell office:value-type="string" calcext:value-type="string">
            <text:p>00:01:51.6351089477539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4" calcext:value-type="float">
            <text:p>15.4</text:p>
          </table:table-cell>
          <table:table-cell office:value-type="string" calcext:value-type="string">
            <text:p>(3, 5)</text:p>
          </table:table-cell>
          <table:table-cell office:value-type="float" office:value="0.0000323856067228034" calcext:value-type="float">
            <text:p>3.23856067228034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53333333333333" calcext:value-type="float">
            <text:p>0.453333333333333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27.3052809238433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4" calcext:value-type="float">
            <text:p>15.4</text:p>
          </table:table-cell>
          <table:table-cell office:value-type="string" calcext:value-type="string">
            <text:p>(3, 5)</text:p>
          </table:table-cell>
          <table:table-cell office:value-type="float" office:value="0.0000731534027356109" calcext:value-type="float">
            <text:p>7.31534027356109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88" calcext:value-type="float">
            <text:p>0.88</text:p>
          </table:table-cell>
          <table:table-cell office:value-type="float" office:value="0.386666666666667" calcext:value-type="float">
            <text:p>0.386666666666667</text:p>
          </table:table-cell>
          <table:table-cell office:value-type="string" calcext:value-type="string">
            <text:p>00:01:20.3258571624755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3333333333333" calcext:value-type="float">
            <text:p>15.3333333333333</text:p>
          </table:table-cell>
          <table:table-cell office:value-type="string" calcext:value-type="string">
            <text:p>(3, 5)</text:p>
          </table:table-cell>
          <table:table-cell office:value-type="float" office:value="0.0000862601274963316" calcext:value-type="float">
            <text:p>8.62601274963316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84" calcext:value-type="float">
            <text:p>0.8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00:01:33.527948141098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4666666666667" calcext:value-type="float">
            <text:p>13.4666666666667</text:p>
          </table:table-cell>
          <table:table-cell office:value-type="string" calcext:value-type="string">
            <text:p>(3, 5)</text:p>
          </table:table-cell>
          <table:table-cell office:value-type="float" office:value="0.0000352318714176974" calcext:value-type="float">
            <text:p>3.52318714176974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6666666666667" calcext:value-type="float">
            <text:p>0.486666666666667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19.399969100952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8" calcext:value-type="float">
            <text:p>15.8</text:p>
          </table:table-cell>
          <table:table-cell office:value-type="string" calcext:value-type="string">
            <text:p>(3, 5)</text:p>
          </table:table-cell>
          <table:table-cell office:value-type="float" office:value="0.0000457486298265107" calcext:value-type="float">
            <text:p>4.57486298265107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46666666666667" calcext:value-type="float">
            <text:p>0.546666666666667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0866666666666667" calcext:value-type="float">
            <text:p>0.086666666666667</text:p>
          </table:table-cell>
          <table:table-cell office:value-type="string" calcext:value-type="string">
            <text:p>00:01:20.61940002441406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1333333333333" calcext:value-type="float">
            <text:p>15.1333333333333</text:p>
          </table:table-cell>
          <table:table-cell office:value-type="string" calcext:value-type="string">
            <text:p>(3, 5)</text:p>
          </table:table-cell>
          <table:table-cell office:value-type="float" office:value="0.00000509923820670479" calcext:value-type="float">
            <text:p>5.09923820670479E-0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office:value-type="float" office:value="0.96" calcext:value-type="float">
            <text:p>0.9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0:00:48.500114202499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9333333333333" calcext:value-type="float">
            <text:p>13.9333333333333</text:p>
          </table:table-cell>
          <table:table-cell office:value-type="string" calcext:value-type="string">
            <text:p>(3, 5)</text:p>
          </table:table-cell>
          <table:table-cell office:value-type="float" office:value="0.0000472276751174262" calcext:value-type="float">
            <text:p>4.72276751174262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06666666666667" calcext:value-type="float">
            <text:p>0.606666666666667</text:p>
          </table:table-cell>
          <table:table-cell office:value-type="float" office:value="0.106666666666667" calcext:value-type="float">
            <text:p>0.106666666666667</text:p>
          </table:table-cell>
          <table:table-cell office:value-type="string" calcext:value-type="string">
            <text:p>00:02:8.92456293106079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0666666666667" calcext:value-type="float">
            <text:p>15.0666666666667</text:p>
          </table:table-cell>
          <table:table-cell office:value-type="string" calcext:value-type="string">
            <text:p>(3, 5)</text:p>
          </table:table-cell>
          <table:table-cell office:value-type="float" office:value="0.0000322832936836023" calcext:value-type="float">
            <text:p>3.22832936836023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92" calcext:value-type="float">
            <text:p>0.92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00:02:2.06829047203063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7333333333333" calcext:value-type="float">
            <text:p>13.7333333333333</text:p>
          </table:table-cell>
          <table:table-cell office:value-type="string" calcext:value-type="string">
            <text:p>(3, 5)</text:p>
          </table:table-cell>
          <table:table-cell office:value-type="float" office:value="0.0000294863758418126" calcext:value-type="float">
            <text:p>2.94863758418126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393333333333333" calcext:value-type="float">
            <text:p>0.393333333333333</text:p>
          </table:table-cell>
          <table:table-cell office:value-type="string" calcext:value-type="string">
            <text:p>00:01:34.6262717247009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8" calcext:value-type="float">
            <text:p>15.8</text:p>
          </table:table-cell>
          <table:table-cell office:value-type="string" calcext:value-type="string">
            <text:p>(3, 5)</text:p>
          </table:table-cell>
          <table:table-cell office:value-type="float" office:value="0.0000385133965604367" calcext:value-type="float">
            <text:p>3.85133965604367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873333333333333" calcext:value-type="float">
            <text:p>0.873333333333333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00:01:57.674821138381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6666666666667" calcext:value-type="float">
            <text:p>13.6666666666667</text:p>
          </table:table-cell>
          <table:table-cell office:value-type="string" calcext:value-type="string">
            <text:p>(3, 5)</text:p>
          </table:table-cell>
          <table:table-cell office:value-type="float" office:value="0.0000729689073041136" calcext:value-type="float">
            <text:p>7.29689073041136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00:02:8.3999006748199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3333333333333" calcext:value-type="float">
            <text:p>15.3333333333333</text:p>
          </table:table-cell>
          <table:table-cell office:value-type="string" calcext:value-type="string">
            <text:p>(3, 5)</text:p>
          </table:table-cell>
          <table:table-cell office:value-type="float" office:value="0.0000524116284477303" calcext:value-type="float">
            <text:p>5.24116284477303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string" calcext:value-type="string">
            <text:p>00:02:4.8173434734344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1333333333333" calcext:value-type="float">
            <text:p>16.1333333333333</text:p>
          </table:table-cell>
          <table:table-cell office:value-type="string" calcext:value-type="string">
            <text:p>(3, 5)</text:p>
          </table:table-cell>
          <table:table-cell office:value-type="float" office:value="0.0000800191475194719" calcext:value-type="float">
            <text:p>8.00191475194719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92" calcext:value-type="float">
            <text:p>0.92</text:p>
          </table:table-cell>
          <table:table-cell office:value-type="float" office:value="0.406666666666667" calcext:value-type="float">
            <text:p>0.406666666666667</text:p>
          </table:table-cell>
          <table:table-cell office:value-type="string" calcext:value-type="string">
            <text:p>00:01:55.9801168441772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5333333333333" calcext:value-type="float">
            <text:p>16.5333333333333</text:p>
          </table:table-cell>
          <table:table-cell office:value-type="string" calcext:value-type="string">
            <text:p>(3, 5)</text:p>
          </table:table-cell>
          <table:table-cell office:value-type="float" office:value="0.0000433303982138967" calcext:value-type="float">
            <text:p>4.33303982138967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73333333333333" calcext:value-type="float">
            <text:p>0.473333333333333</text:p>
          </table:table-cell>
          <table:table-cell office:value-type="float" office:value="0.753333333333333" calcext:value-type="float">
            <text:p>0.753333333333333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0:01:58.6920044422149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4" calcext:value-type="float">
            <text:p>13.4</text:p>
          </table:table-cell>
          <table:table-cell office:value-type="string" calcext:value-type="string">
            <text:p>(3, 5)</text:p>
          </table:table-cell>
          <table:table-cell office:value-type="float" office:value="0.0000578289558705977" calcext:value-type="float">
            <text:p>5.78289558705977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53333333333333" calcext:value-type="float">
            <text:p>0.453333333333333</text:p>
          </table:table-cell>
          <table:table-cell office:value-type="float" office:value="0.92" calcext:value-type="float">
            <text:p>0.92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1:44.566262245178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(3, 5)</text:p>
          </table:table-cell>
          <table:table-cell office:value-type="float" office:value="0.000054441231101325" calcext:value-type="float">
            <text:p>5.4441231101325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26666666666667" calcext:value-type="float">
            <text:p>0.826666666666667</text:p>
          </table:table-cell>
          <table:table-cell office:value-type="float" office:value="0.326666666666667" calcext:value-type="float">
            <text:p>0.326666666666667</text:p>
          </table:table-cell>
          <table:table-cell office:value-type="string" calcext:value-type="string">
            <text:p>00:02:7.0095548629760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8" calcext:value-type="float">
            <text:p>15.8</text:p>
          </table:table-cell>
          <table:table-cell office:value-type="string" calcext:value-type="string">
            <text:p>(3, 5)</text:p>
          </table:table-cell>
          <table:table-cell office:value-type="float" office:value="0.0000896919270503919" calcext:value-type="float">
            <text:p>8.96919270503919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53333333333333" calcext:value-type="float">
            <text:p>0.853333333333333</text:p>
          </table:table-cell>
          <table:table-cell office:value-type="float" office:value="0.353333333333333" calcext:value-type="float">
            <text:p>0.353333333333333</text:p>
          </table:table-cell>
          <table:table-cell office:value-type="string" calcext:value-type="string">
            <text:p>00:00:48.552423000335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3333333333333" calcext:value-type="float">
            <text:p>13.3333333333333</text:p>
          </table:table-cell>
          <table:table-cell office:value-type="string" calcext:value-type="string">
            <text:p>(3, 5)</text:p>
          </table:table-cell>
          <table:table-cell office:value-type="float" office:value="0.0000823478218219994" calcext:value-type="float">
            <text:p>8.23478218219994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373333333333333" calcext:value-type="float">
            <text:p>0.373333333333333</text:p>
          </table:table-cell>
          <table:table-cell office:value-type="string" calcext:value-type="string">
            <text:p>00:02:0.5090193748474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4" calcext:value-type="float">
            <text:p>14.4</text:p>
          </table:table-cell>
          <table:table-cell office:value-type="string" calcext:value-type="string">
            <text:p>(3, 5)</text:p>
          </table:table-cell>
          <table:table-cell office:value-type="float" office:value="0.000035919244777016" calcext:value-type="float">
            <text:p>3.5919244777016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6666666666667" calcext:value-type="float">
            <text:p>0.486666666666667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0:01:20.3579244613647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6666666666667" calcext:value-type="float">
            <text:p>15.6666666666667</text:p>
          </table:table-cell>
          <table:table-cell office:value-type="string" calcext:value-type="string">
            <text:p>(3, 5)</text:p>
          </table:table-cell>
          <table:table-cell office:value-type="float" office:value="0.0000286070190335319" calcext:value-type="float">
            <text:p>2.86070190335319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73333333333333" calcext:value-type="float">
            <text:p>0.573333333333333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0:01:14.6308758258819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6666666666667" calcext:value-type="float">
            <text:p>14.6666666666667</text:p>
          </table:table-cell>
          <table:table-cell office:value-type="string" calcext:value-type="string">
            <text:p>(3, 5)</text:p>
          </table:table-cell>
          <table:table-cell office:value-type="float" office:value="0.0000554150952350074" calcext:value-type="float">
            <text:p>5.54150952350074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00:01:48.76022958755493</text:p>
          </table:table-cell>
        </table:table-row>
        <table:table-row table:style-name="ro1" table:number-rows-repeated="107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Pivot Table_exp_results_1" table:style-name="ta1">
        <office:forms form:automatic-focus="false" form:apply-design-mode="false"/>
        <table:table-column table:style-name="co14" table:default-cell-style-name="ce66"/>
        <table:table-column table:style-name="co14" table:default-cell-style-name="Default"/>
        <table:table-column table:style-name="co15" table:default-cell-style-name="Default"/>
        <table:table-column table:style-name="co14" table:number-columns-repeated="4" table:default-cell-style-name="Default"/>
        <table:table-row table:style-name="ro1">
          <table:table-cell table:style-name="Default" office:value-type="string" calcext:value-type="string">
            <text:p>Filter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65"/>
          <table:table-cell table:style-name="ce71"/>
          <table:table-cell table:style-name="ce76"/>
          <table:table-cell table:style-name="ce78" office:value-type="string" calcext:value-type="string">
            <text:p>orig_difference</text:p>
          </table:table-cell>
          <table:table-cell table:style-name="ce78" office:value-type="string" calcext:value-type="string">
            <text:p>release_duration</text:p>
          </table:table-cell>
          <table:table-cell table:style-name="ce78" office:value-type="string" calcext:value-type="string">
            <text:p>release_probability</text:p>
          </table:table-cell>
          <table:table-cell table:style-name="ce89"/>
        </table:table-row>
        <table:table-row table:style-name="ro1">
          <table:table-cell/>
          <table:table-cell table:style-name="Pivot_20_Table_20_Corner"/>
          <table:table-cell table:style-name="ce77"/>
          <table:table-cell table:style-name="ce79" office:value-type="string" calcext:value-type="string">
            <text:p>(1, 3)</text:p>
          </table:table-cell>
          <table:table-cell table:style-name="ce85"/>
          <table:table-cell table:style-name="ce88"/>
          <table:table-cell table:style-name="ce90" office:value-type="string" calcext:value-type="string">
            <text:p>Total Result</text:p>
          </table:table-cell>
        </table:table-row>
        <table:table-row table:style-name="ro1">
          <table:table-cell/>
          <table:table-cell table:style-name="Pivot_20_Table_20_Corner"/>
          <table:table-cell table:style-name="ce77"/>
          <table:table-cell table:style-name="ce80" office:value-type="float" office:value="3" calcext:value-type="float">
            <text:p>3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9" calcext:value-type="float">
            <text:p>9</text:p>
          </table:table-cell>
          <table:table-cell table:style-name="ce91"/>
        </table:table-row>
        <table:table-row table:style-name="ro1">
          <table:table-cell table:style-name="ce67" office:value-type="string" calcext:value-type="string">
            <text:p>number_of_neurons</text:p>
          </table:table-cell>
          <table:table-cell table:style-name="ce72" office:value-type="string" calcext:value-type="string">
            <text:p>frequency</text:p>
          </table:table-cell>
          <table:table-cell table:style-name="ce72" office:value-type="string" calcext:value-type="string">
            <text:p>Data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92"/>
        </table:table-row>
        <table:table-row table:style-name="ro1">
          <table:table-cell table:style-name="ce68" office:value-type="float" office:value="30" calcext:value-type="float">
            <text:p>30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Average - post</text:p>
          </table:table-cell>
          <table:table-cell table:style-name="ce82" office:value-type="float" office:value="0.727719298245614" calcext:value-type="float">
            <text:p>0.727719298245614</text:p>
          </table:table-cell>
          <table:table-cell table:style-name="ce82" office:value-type="float" office:value="0.741666666666666" calcext:value-type="float">
            <text:p>0.741666666666666</text:p>
          </table:table-cell>
          <table:table-cell table:style-name="ce82" office:value-type="float" office:value="0.688" calcext:value-type="float">
            <text:p>0.688</text:p>
          </table:table-cell>
          <table:table-cell table:style-name="ce93" office:value-type="float" office:value="0.720266666666667" calcext:value-type="float">
            <text:p>0.720266666666667</text:p>
          </table:table-cell>
        </table:table-row>
        <table:table-row table:style-name="ro1">
          <table:table-cell table:style-name="ce69"/>
          <table:table-cell table:style-name="ce74"/>
          <table:table-cell table:style-name="ce74" office:value-type="string" calcext:value-type="string">
            <text:p>Average - diff</text:p>
          </table:table-cell>
          <table:table-cell table:style-name="ce83" office:value-type="float" office:value="0.233684210526316" calcext:value-type="float">
            <text:p>0.233684210526316</text:p>
          </table:table-cell>
          <table:table-cell table:style-name="ce83" office:value-type="float" office:value="0.2425" calcext:value-type="float">
            <text:p>0.2425</text:p>
          </table:table-cell>
          <table:table-cell table:style-name="ce83" office:value-type="float" office:value="0.188" calcext:value-type="float">
            <text:p>0.188</text:p>
          </table:table-cell>
          <table:table-cell table:style-name="ce94" office:value-type="float" office:value="0.2228" calcext:value-type="float">
            <text:p>0.2228</text:p>
          </table:table-cell>
        </table:table-row>
        <table:table-row table:style-name="ro1">
          <table:table-cell table:style-name="ce70"/>
          <table:table-cell table:style-name="ce75"/>
          <table:table-cell table:style-name="ce75" office:value-type="string" calcext:value-type="string">
            <text:p>StDev - diff</text:p>
          </table:table-cell>
          <table:table-cell table:style-name="ce84" office:value-type="float" office:value="0.134668751069503" calcext:value-type="float">
            <text:p>0.134668751069503</text:p>
          </table:table-cell>
          <table:table-cell table:style-name="ce84" office:value-type="float" office:value="0.109025990785072" calcext:value-type="float">
            <text:p>0.109025990785072</text:p>
          </table:table-cell>
          <table:table-cell table:style-name="ce84" office:value-type="float" office:value="0.0874760738262955" calcext:value-type="float">
            <text:p>0.087476073826296</text:p>
          </table:table-cell>
          <table:table-cell table:style-name="ce95" office:value-type="float" office:value="0.114151429044206" calcext:value-type="float">
            <text:p>0.114151429044206</text:p>
          </table:table-cell>
        </table:table-row>
      </table:table>
      <table:named-expressions/>
      <table:database-ranges>
        <table:database-range table:name="__Anonymous_Sheet_DB__1" table:target-range-address="'Pivot Table_exp_results_1'.A3:'Pivot Table_exp_results_1'.P15" table:contains-header="false" table:orientation="column"/>
      </table:database-ranges>
      <table:data-pilot-tables>
        <table:data-pilot-table table:name="DataPilot1" table:application-data="" table:target-range-address="'Pivot Table_exp_results_1'.A1:'Pivot Table_exp_results_1'.G9" table:buttons="'Pivot Table_exp_results_1'.A1 'Pivot Table_exp_results_1'.A6 'Pivot Table_exp_results_1'.B6 'Pivot Table_exp_results_1'.C6 'Pivot Table_exp_results_1'.D3 'Pivot Table_exp_results_1'.E3 'Pivot Table_exp_results_1'.F3" table:grand-total="column" table:identify-categories="true" table:drill-down-on-double-click="false">
          <table:source-cell-range table:cell-range-address="exp_results.A1:exp_results.Q1231">
            <table:filter>
              <table:filter-and>
                <table:filter-condition table:field-number="13" table:value="0.475" table:operator="&gt;="/>
                <table:filter-condition table:field-number="13" table:value="0.525" table:operator="&lt;="/>
                <table:filter-condition table:field-number="12" table:value="1" table:operator="match"/>
              </table:filter-and>
            </table:filter>
          </table:source-cell-range>
          <table:data-pilot-field table:source-field-name="orig_difference" table:orientation="column" table:used-hierarchy="0" table:function="auto">
            <table:data-pilot-level table:show-empty="false" calcext:repeat-item-labels="false">
              <table:data-pilot-members>
                <table:data-pilot-member table:name="(1, 3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ease_duration" table:orientation="column" table:used-hierarchy="0" table:function="auto">
            <table:data-pilot-level table:show-empty="false" calcext:repeat-item-labels="false">
              <table:data-pilot-members>
                <table:data-pilot-member table:name="3" table:display="true" table:show-details="true"/>
                <table:data-pilot-member table:name="6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ease_probability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ber_of_neurons" table:orientation="row" table:used-hierarchy="0" table:function="auto">
            <table:data-pilot-level table:show-empty="false" calcext:repeat-item-labels="false">
              <table:data-pilot-members>
                <table:data-pilot-member table:name="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" table:orientation="row" table:used-hierarchy="0" table:function="auto">
            <table:data-pilot-level table:show-empty="false" calcext:repeat-item-labels="false">
              <table:data-pilot-members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st" table:orientation="data" table:used-hierarchy="0" table:function="average">
            <table:data-pilot-level table:show-empty="false" calcext:repeat-item-labels="false">
              <table:data-pilot-members>
                <table:data-pilot-member table:name="0.513333333333333" table:display="true" table:show-details="true"/>
                <table:data-pilot-member table:name="0.526666666666667" table:display="true" table:show-details="true"/>
                <table:data-pilot-member table:name="0.533333333333333" table:display="true" table:show-details="true"/>
                <table:data-pilot-member table:name="0.54" table:display="true" table:show-details="true"/>
                <table:data-pilot-member table:name="0.573333333333333" table:display="true" table:show-details="true"/>
                <table:data-pilot-member table:name="0.6" table:display="true" table:show-details="true"/>
                <table:data-pilot-member table:name="0.606666666666667" table:display="true" table:show-details="true"/>
                <table:data-pilot-member table:name="0.613333333333333" table:display="true" table:show-details="true"/>
                <table:data-pilot-member table:name="0.626666666666667" table:display="true" table:show-details="true"/>
                <table:data-pilot-member table:name="0.633333333333333" table:display="true" table:show-details="true"/>
                <table:data-pilot-member table:name="0.646666666666667" table:display="true" table:show-details="true"/>
                <table:data-pilot-member table:name="0.653333333333333" table:display="true" table:show-details="true"/>
                <table:data-pilot-member table:name="0.66" table:display="true" table:show-details="true"/>
                <table:data-pilot-member table:name="0.666666666666667" table:display="true" table:show-details="true"/>
                <table:data-pilot-member table:name="0.673333333333333" table:display="true" table:show-details="true"/>
                <table:data-pilot-member table:name="0.68" table:display="true" table:show-details="true"/>
                <table:data-pilot-member table:name="0.686666666666667" table:display="true" table:show-details="true"/>
                <table:data-pilot-member table:name="0.693333333333333" table:display="true" table:show-details="true"/>
                <table:data-pilot-member table:name="0.7" table:display="true" table:show-details="true"/>
                <table:data-pilot-member table:name="0.706666666666667" table:display="true" table:show-details="true"/>
                <table:data-pilot-member table:name="0.713333333333333" table:display="true" table:show-details="true"/>
                <table:data-pilot-member table:name="0.72" table:display="true" table:show-details="true"/>
                <table:data-pilot-member table:name="0.766666666666667" table:display="true" table:show-details="true"/>
                <table:data-pilot-member table:name="0.773333333333333" table:display="true" table:show-details="true"/>
                <table:data-pilot-member table:name="0.786666666666667" table:display="true" table:show-details="true"/>
                <table:data-pilot-member table:name="0.793333333333333" table:display="true" table:show-details="true"/>
                <table:data-pilot-member table:name="0.8" table:display="true" table:show-details="true"/>
                <table:data-pilot-member table:name="0.806666666666666" table:display="true" table:show-details="true"/>
                <table:data-pilot-member table:name="0.813333333333333" table:display="true" table:show-details="true"/>
                <table:data-pilot-member table:name="0.826666666666667" table:display="true" table:show-details="true"/>
                <table:data-pilot-member table:name="0.84" table:display="true" table:show-details="true"/>
                <table:data-pilot-member table:name="0.846666666666667" table:display="true" table:show-details="true"/>
                <table:data-pilot-member table:name="0.9" table:display="true" table:show-details="true"/>
                <table:data-pilot-member table:name="0.913333333333333" table:display="true" table:show-details="true"/>
                <table:data-pilot-member table:name="0.9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ff" table:orientation="data" table:used-hierarchy="0" table:function="average">
            <table:data-pilot-level table:show-empty="false" calcext:repeat-item-labels="false">
              <table:data-pilot-members>
                <table:data-pilot-member table:name="0.02" table:display="true" table:show-details="true"/>
                <table:data-pilot-member table:name="0.026666666666667" table:display="true" table:show-details="true"/>
                <table:data-pilot-member table:name="0.1" table:display="true" table:show-details="true"/>
                <table:data-pilot-member table:name="0.12" table:display="true" table:show-details="true"/>
                <table:data-pilot-member table:name="0.126666666666667" table:display="true" table:show-details="true"/>
                <table:data-pilot-member table:name="0.133333333333333" table:display="true" table:show-details="true"/>
                <table:data-pilot-member table:name="0.146666666666667" table:display="true" table:show-details="true"/>
                <table:data-pilot-member table:name="0.153333333333333" table:display="true" table:show-details="true"/>
                <table:data-pilot-member table:name="0.16" table:display="true" table:show-details="true"/>
                <table:data-pilot-member table:name="0.173333333333333" table:display="true" table:show-details="true"/>
                <table:data-pilot-member table:name="0.193333333333333" table:display="true" table:show-details="true"/>
                <table:data-pilot-member table:name="0.2" table:display="true" table:show-details="true"/>
                <table:data-pilot-member table:name="0.206666666666667" table:display="true" table:show-details="true"/>
                <table:data-pilot-member table:name="0.213333333333333" table:display="true" table:show-details="true"/>
                <table:data-pilot-member table:name="0.22" table:display="true" table:show-details="true"/>
                <table:data-pilot-member table:name="0.28" table:display="true" table:show-details="true"/>
                <table:data-pilot-member table:name="0.286666666666667" table:display="true" table:show-details="true"/>
                <table:data-pilot-member table:name="0.293333333333333" table:display="true" table:show-details="true"/>
                <table:data-pilot-member table:name="0.3" table:display="true" table:show-details="true"/>
                <table:data-pilot-member table:name="0.306666666666667" table:display="true" table:show-details="true"/>
                <table:data-pilot-member table:name="0.313333333333333" table:display="true" table:show-details="true"/>
                <table:data-pilot-member table:name="0.34" table:display="true" table:show-details="true"/>
                <table:data-pilot-member table:name="0.346666666666667" table:display="true" table:show-details="true"/>
                <table:data-pilot-member table:name="0.36" table:display="true" table:show-details="true"/>
                <table:data-pilot-member table:name="0.413333333333333" table:display="true" table:show-details="true"/>
                <table:data-pilot-member table:name="0.42" table:display="true" table:show-details="true"/>
                <table:data-pilot-member table:name="0.426666666666667" table:display="true" table:show-details="true"/>
                <table:data-pilot-member table:name="0.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ff" table:orientation="data" table:used-hierarchy="0" table:function="stdev">
            <table:data-pilot-level table:show-empty="false" calcext:repeat-item-labels="false">
              <table:data-pilot-members>
                <table:data-pilot-member table:name="-0.1" table:display="true" table:show-details="true"/>
                <table:data-pilot-member table:name="-0.093333333333333" table:display="true" table:show-details="true"/>
                <table:data-pilot-member table:name="-0.086666666666667" table:display="true" table:show-details="true"/>
                <table:data-pilot-member table:name="-0.066666666666667" table:display="true" table:show-details="true"/>
                <table:data-pilot-member table:name="-0.06" table:display="true" table:show-details="true"/>
                <table:data-pilot-member table:name="-0.053333333333333" table:display="true" table:show-details="true"/>
                <table:data-pilot-member table:name="-0.046666666666667" table:display="true" table:show-details="true"/>
                <table:data-pilot-member table:name="-0.04" table:display="true" table:show-details="true"/>
                <table:data-pilot-member table:name="-0.033333333333333" table:display="true" table:show-details="true"/>
                <table:data-pilot-member table:name="-0.026666666666667" table:display="true" table:show-details="true"/>
                <table:data-pilot-member table:name="-0.02" table:display="true" table:show-details="true"/>
                <table:data-pilot-member table:name="-0.013333333333333" table:display="true" table:show-details="true"/>
                <table:data-pilot-member table:name="-0.006666666666667" table:display="true" table:show-details="true"/>
                <table:data-pilot-member table:name="0" table:display="true" table:show-details="true"/>
                <table:data-pilot-member table:name="0.006666666666667" table:display="true" table:show-details="true"/>
                <table:data-pilot-member table:name="0.013333333333333" table:display="true" table:show-details="true"/>
                <table:data-pilot-member table:name="0.02" table:display="true" table:show-details="true"/>
                <table:data-pilot-member table:name="0.026666666666667" table:display="true" table:show-details="true"/>
                <table:data-pilot-member table:name="0.033333333333333" table:display="true" table:show-details="true"/>
                <table:data-pilot-member table:name="0.04" table:display="true" table:show-details="true"/>
                <table:data-pilot-member table:name="0.046666666666667" table:display="true" table:show-details="true"/>
                <table:data-pilot-member table:name="0.053333333333333" table:display="true" table:show-details="true"/>
                <table:data-pilot-member table:name="0.06" table:display="true" table:show-details="true"/>
                <table:data-pilot-member table:name="0.066666666666667" table:display="true" table:show-details="true"/>
                <table:data-pilot-member table:name="0.073333333333333" table:display="true" table:show-details="true"/>
                <table:data-pilot-member table:name="0.08" table:display="true" table:show-details="true"/>
                <table:data-pilot-member table:name="0.086666666666667" table:display="true" table:show-details="true"/>
                <table:data-pilot-member table:name="0.093333333333333" table:display="true" table:show-details="true"/>
                <table:data-pilot-member table:name="0.1" table:display="true" table:show-details="true"/>
                <table:data-pilot-member table:name="0.106666666666667" table:display="true" table:show-details="true"/>
                <table:data-pilot-member table:name="0.113333333333333" table:display="true" table:show-details="true"/>
                <table:data-pilot-member table:name="0.12" table:display="true" table:show-details="true"/>
                <table:data-pilot-member table:name="0.126666666666667" table:display="true" table:show-details="true"/>
                <table:data-pilot-member table:name="0.133333333333333" table:display="true" table:show-details="true"/>
                <table:data-pilot-member table:name="0.14" table:display="true" table:show-details="true"/>
                <table:data-pilot-member table:name="0.146666666666667" table:display="true" table:show-details="true"/>
                <table:data-pilot-member table:name="0.153333333333333" table:display="true" table:show-details="true"/>
                <table:data-pilot-member table:name="0.16" table:display="true" table:show-details="true"/>
                <table:data-pilot-member table:name="0.166666666666667" table:display="true" table:show-details="true"/>
                <table:data-pilot-member table:name="0.173333333333333" table:display="true" table:show-details="true"/>
                <table:data-pilot-member table:name="0.18" table:display="true" table:show-details="true"/>
                <table:data-pilot-member table:name="0.186666666666667" table:display="true" table:show-details="true"/>
                <table:data-pilot-member table:name="0.193333333333333" table:display="true" table:show-details="true"/>
                <table:data-pilot-member table:name="0.2" table:display="true" table:show-details="true"/>
                <table:data-pilot-member table:name="0.206666666666667" table:display="true" table:show-details="true"/>
                <table:data-pilot-member table:name="0.213333333333333" table:display="true" table:show-details="true"/>
                <table:data-pilot-member table:name="0.22" table:display="true" table:show-details="true"/>
                <table:data-pilot-member table:name="0.226666666666667" table:display="true" table:show-details="true"/>
                <table:data-pilot-member table:name="0.233333333333333" table:display="true" table:show-details="true"/>
                <table:data-pilot-member table:name="0.24" table:display="true" table:show-details="true"/>
                <table:data-pilot-member table:name="0.246666666666667" table:display="true" table:show-details="true"/>
                <table:data-pilot-member table:name="0.253333333333333" table:display="true" table:show-details="true"/>
                <table:data-pilot-member table:name="0.26" table:display="true" table:show-details="true"/>
                <table:data-pilot-member table:name="0.266666666666667" table:display="true" table:show-details="true"/>
                <table:data-pilot-member table:name="0.273333333333333" table:display="true" table:show-details="true"/>
                <table:data-pilot-member table:name="0.28" table:display="true" table:show-details="true"/>
                <table:data-pilot-member table:name="0.286666666666667" table:display="true" table:show-details="true"/>
                <table:data-pilot-member table:name="0.293333333333333" table:display="true" table:show-details="true"/>
                <table:data-pilot-member table:name="0.3" table:display="true" table:show-details="true"/>
                <table:data-pilot-member table:name="0.306666666666667" table:display="true" table:show-details="true"/>
                <table:data-pilot-member table:name="0.313333333333333" table:display="true" table:show-details="true"/>
                <table:data-pilot-member table:name="0.32" table:display="true" table:show-details="true"/>
                <table:data-pilot-member table:name="0.326666666666667" table:display="true" table:show-details="true"/>
                <table:data-pilot-member table:name="0.333333333333333" table:display="true" table:show-details="true"/>
                <table:data-pilot-member table:name="0.34" table:display="true" table:show-details="true"/>
                <table:data-pilot-member table:name="0.346666666666667" table:display="true" table:show-details="true"/>
                <table:data-pilot-member table:name="0.353333333333333" table:display="true" table:show-details="true"/>
                <table:data-pilot-member table:name="0.36" table:display="true" table:show-details="true"/>
                <table:data-pilot-member table:name="0.366666666666667" table:display="true" table:show-details="true"/>
                <table:data-pilot-member table:name="0.373333333333333" table:display="true" table:show-details="true"/>
                <table:data-pilot-member table:name="0.38" table:display="true" table:show-details="true"/>
                <table:data-pilot-member table:name="0.386666666666667" table:display="true" table:show-details="true"/>
                <table:data-pilot-member table:name="0.393333333333333" table:display="true" table:show-details="true"/>
                <table:data-pilot-member table:name="0.4" table:display="true" table:show-details="true"/>
                <table:data-pilot-member table:name="0.406666666666667" table:display="true" table:show-details="true"/>
                <table:data-pilot-member table:name="0.413333333333333" table:display="true" table:show-details="true"/>
                <table:data-pilot-member table:name="0.42" table:display="true" table:show-details="true"/>
                <table:data-pilot-member table:name="0.426666666666667" table:display="true" table:show-details="true"/>
                <table:data-pilot-member table:name="0.433333333333333" table:display="true" table:show-details="true"/>
                <table:data-pilot-member table:name="0.44" table:display="true" table:show-details="true"/>
                <table:data-pilot-member table:name="0.446666666666667" table:display="true" table:show-details="true"/>
                <table:data-pilot-member table:name="0.453333333333333" table:display="true" table:show-details="true"/>
                <table:data-pilot-member table:name="0.46" table:display="true" table:show-details="true"/>
                <table:data-pilot-member table:name="0.466666666666667" table:display="true" table:show-details="true"/>
                <table:data-pilot-member table:name="0.473333333333333" table:display="true" table:show-details="true"/>
                <table:data-pilot-member table:name="0.48" table:display="true" table:show-details="true"/>
                <table:data-pilot-member table:name="0.486666666666667" table:display="true" table:show-details="true"/>
                <table:data-pilot-member table:name="0.493333333333333" table:display="true" table:show-details="true"/>
                <table:data-pilot-member table:name="0.5" table:display="true" table:show-details="true"/>
                <table:data-pilot-member table:name="0.506666666666667" table:display="true" table:show-details="true"/>
                <table:data-pilot-member table:name="0.51333333333333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6" loext:min-decimal-places="16" number:min-integer-digits="1"/>
    </number:number-style>
    <number:percentage-style style:name="N124">
      <number:number number:decimal-places="3" loext:min-decimal-places="3" number:min-integer-digits="1"/>
      <number:text>%</number:text>
    </number:percentage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number-style style:name="N136">
      <number:number number:decimal-places="5" loext:min-decimal-places="5" number:min-integer-digits="1" number:grouping="true"/>
    </number:number-style>
    <number:number-style style:name="N137">
      <number:number number:decimal-places="6" loext:min-decimal-places="6" number:min-integer-digits="1" number:grouping="true"/>
    </number:number-style>
    <number:number-style style:name="N138">
      <number:number number:decimal-places="7" loext:min-decimal-places="7" number:min-integer-digits="1" number:grouping="true"/>
    </number:number-style>
    <number:number-style style:name="N139">
      <number:number number:decimal-places="8" loext:min-decimal-places="8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5">00/00/0000</text:date>, <text:time style:data-style-name="N2" text:time-value="13:32:00.895662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5T13:33:08.243558609</dc:date>
    <meta:editing-duration>PT2H56M2S</meta:editing-duration>
    <meta:editing-cycles>13</meta:editing-cycles>
    <meta:generator>LibreOffice/6.1.2.1$Linux_X86_64 LibreOffice_project/10$Build-1</meta:generator>
    <meta:document-statistic meta:table-count="2" meta:cell-count="2599" meta:object-count="0"/>
  </office:meta>
</office:document-meta>
</file>